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6" style:family="table">
      <style:table-properties style:width="17.699cm" table:align="margins" style:may-break-between-rows="false" style:writing-mode="lr-tb"/>
    </style:style>
    <style:style style:name="Table6.A" style:family="table-column">
      <style:table-column-properties style:column-width="17.699cm" style:rel-column-width="65535*"/>
    </style:style>
    <style:style style:name="Table6.A1" style:family="table-cell">
      <style:table-cell-properties fo:padding="0.097cm" fo:border="none"/>
    </style:style>
    <style:style style:name="Table12" style:family="table">
      <style:table-properties style:width="16.157cm" table:align="right" style:writing-mode="lr-tb"/>
    </style:style>
    <style:style style:name="Table12.A" style:family="table-column">
      <style:table-column-properties style:column-width="3.295cm"/>
    </style:style>
    <style:style style:name="Table12.B" style:family="table-column">
      <style:table-column-properties style:column-width="12.862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2" style:family="table">
      <style:table-properties style:width="16.157cm" table:align="right" style:writing-mode="lr-tb"/>
    </style:style>
    <style:style style:name="Table2.A" style:family="table-column">
      <style:table-column-properties style:column-width="3.295cm"/>
    </style:style>
    <style:style style:name="Table2.B" style:family="table-column">
      <style:table-column-properties style:column-width="12.862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6.182cm" table:align="right" style:writing-mode="lr-tb"/>
    </style:style>
    <style:style style:name="Table5.A" style:family="table-column">
      <style:table-column-properties style:column-width="7.327cm"/>
    </style:style>
    <style:style style:name="Table5.B" style:family="table-column">
      <style:table-column-properties style:column-width="8.85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0" style:family="table">
      <style:table-properties style:width="16.182cm" table:align="right" style:writing-mode="lr-tb"/>
    </style:style>
    <style:style style:name="Table10.A" style:family="table-column">
      <style:table-column-properties style:column-width="3.418cm"/>
    </style:style>
    <style:style style:name="Table10.B" style:family="table-column">
      <style:table-column-properties style:column-width="12.764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6.182cm" table:align="right" style:writing-mode="lr-tb"/>
    </style:style>
    <style:style style:name="Table11.A" style:family="table-column">
      <style:table-column-properties style:column-width="3.44cm"/>
    </style:style>
    <style:style style:name="Table11.B" style:family="table-column">
      <style:table-column-properties style:column-width="12.742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7" style:family="table">
      <style:table-properties style:width="16.163cm" fo:margin-left="1.536cm" fo:margin-right="0cm" table:align="margins" style:writing-mode="lr-tb"/>
    </style:style>
    <style:style style:name="Table7.A" style:family="table-column">
      <style:table-column-properties style:column-width="1.669cm" style:rel-column-width="6765*"/>
    </style:style>
    <style:style style:name="Table7.B" style:family="table-column">
      <style:table-column-properties style:column-width="14.494cm" style:rel-column-width="5877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3" style:family="table">
      <style:table-properties style:width="17.706cm" fo:margin-left="0cm" fo:margin-right="-0.007cm" table:align="margins" style:writing-mode="lr-tb"/>
    </style:style>
    <style:style style:name="Table13.A" style:family="table-column">
      <style:table-column-properties style:column-width="2.992cm" style:rel-column-width="11072*"/>
    </style:style>
    <style:style style:name="Table13.B" style:family="table-column">
      <style:table-column-properties style:column-width="6.595cm" style:rel-column-width="24410*"/>
    </style:style>
    <style:style style:name="Table13.C" style:family="table-column">
      <style:table-column-properties style:column-width="1.852cm" style:rel-column-width="6855*"/>
    </style:style>
    <style:style style:name="Table13.D" style:family="table-column">
      <style:table-column-properties style:column-width="6.267cm" style:rel-column-width="23198*"/>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3" style:family="table">
      <style:table-properties style:width="15.833cm" fo:margin-left="1.593cm" fo:margin-right="0.273cm" table:align="margins" style:writing-mode="lr-tb"/>
    </style:style>
    <style:style style:name="Table3.A" style:family="table-column">
      <style:table-column-properties style:column-width="2.499cm" style:rel-column-width="10346*"/>
    </style:style>
    <style:style style:name="Table3.B" style:family="table-column">
      <style:table-column-properties style:column-width="13.333cm" style:rel-column-width="55189*"/>
    </style:style>
    <style:style style:name="Table3.1" style:family="table-row">
      <style:table-row-properties style:keep-together="true" fo:keep-together="auto"/>
    </style:style>
    <style:style style:name="Table3.A1" style:family="table-cell">
      <style:table-cell-properties style:vertical-align="top" fo:background-color="#333399" fo:padding="0.026cm" fo:border-left="none" fo:border-right="none" fo:border-top="0.018cm solid #000000" fo:border-bottom="0.018cm solid #000000" style:writing-mode="lr-tb">
        <style:background-image/>
      </style:table-cell-properties>
    </style:style>
    <style:style style:name="Table3.A2" style:family="table-cell">
      <style:table-cell-properties style:vertical-align="top" fo:padding="0.026cm" fo:border-left="none" fo:border-right="none" fo:border-top="0.018cm solid #000000" fo:border-bottom="0.018cm solid #000000" style:writing-mode="lr-tb"/>
    </style:style>
    <style:style style:name="Table4" style:family="table">
      <style:table-properties style:width="15.856cm" fo:margin-left="1.588cm" fo:margin-right="0.256cm" table:align="margins" style:writing-mode="lr-tb"/>
    </style:style>
    <style:style style:name="Table4.A" style:family="table-column">
      <style:table-column-properties style:column-width="3.263cm" style:rel-column-width="13489*"/>
    </style:style>
    <style:style style:name="Table4.B" style:family="table-column">
      <style:table-column-properties style:column-width="12.592cm" style:rel-column-width="52046*"/>
    </style:style>
    <style:style style:name="Table4.1" style:family="table-row">
      <style:table-row-properties style:keep-together="true" fo:keep-together="auto"/>
    </style:style>
    <style:style style:name="Table4.A1" style:family="table-cell">
      <style:table-cell-properties style:vertical-align="top" fo:background-color="#333399" fo:padding-left="0.191cm" fo:padding-right="0.191cm" fo:padding-top="0cm" fo:padding-bottom="0cm" fo:border-left="none" fo:border-right="none" fo:border-top="none" fo:border-bottom="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4.A1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8" style:family="table">
      <style:table-properties style:width="15.856cm" fo:margin-left="1.588cm" fo:margin-right="0.256cm" table:align="margins" style:writing-mode="lr-tb"/>
    </style:style>
    <style:style style:name="Table8.A" style:family="table-column">
      <style:table-column-properties style:column-width="2.415cm" style:rel-column-width="9980*"/>
    </style:style>
    <style:style style:name="Table8.B" style:family="table-column">
      <style:table-column-properties style:column-width="7.925cm" style:rel-column-width="32756*"/>
    </style:style>
    <style:style style:name="Table8.C" style:family="table-column">
      <style:table-column-properties style:column-width="5.516cm" style:rel-column-width="22799*"/>
    </style:style>
    <style:style style:name="Table8.1" style:family="table-row">
      <style:table-row-properties style:keep-together="true" fo:keep-together="auto"/>
    </style:style>
    <style:style style:name="Table8.A1" style:family="table-cell">
      <style:table-cell-properties style:vertical-align="top" fo:background-color="#333399" fo:padding-left="0.191cm" fo:padding-right="0.191cm" fo:padding-top="0cm" fo:padding-bottom="0cm" fo:border-left="none" fo:border-right="none" fo:border-top="none" fo:border-bottom="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8.A4"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9" style:family="table">
      <style:table-properties style:width="15.856cm" fo:margin-left="1.588cm" fo:margin-right="0.256cm" table:align="margins" style:writing-mode="lr-tb"/>
    </style:style>
    <style:style style:name="Table9.A" style:family="table-column">
      <style:table-column-properties style:column-width="3.263cm" style:rel-column-width="13489*"/>
    </style:style>
    <style:style style:name="Table9.B" style:family="table-column">
      <style:table-column-properties style:column-width="12.592cm" style:rel-column-width="52046*"/>
    </style:style>
    <style:style style:name="Table9.1" style:family="table-row">
      <style:table-row-properties style:keep-together="true" fo:keep-together="auto"/>
    </style:style>
    <style:style style:name="Table9.A1" style:family="table-cell">
      <style:table-cell-properties style:vertical-align="top" fo:background-color="#333399" fo:padding-left="0.191cm" fo:padding-right="0.191cm" fo:padding-top="0cm" fo:padding-bottom="0cm" fo:border-left="none" fo:border-right="none" fo:border-top="none" fo:border-bottom="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9.A5"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 style:family="table">
      <style:table-properties style:width="17.679cm" fo:margin-left="0.009cm" table:align="left" style:writing-mode="lr-tb"/>
    </style:style>
    <style:style style:name="Table1.A" style:family="table-column">
      <style:table-column-properties style:column-width="1.169cm"/>
    </style:style>
    <style:style style:name="Table1.B" style:family="table-column">
      <style:table-column-properties style:column-width="16.51cm"/>
    </style:style>
    <style:style style:name="Table1.1" style:family="table-row">
      <style:table-row-properties style:keep-together="true" fo:keep-together="auto"/>
    </style:style>
    <style:style style:name="Table1.A1" style:family="table-cell">
      <style:table-cell-properties style:vertical-align="top" fo:background-color="#333399" fo:padding-left="0.191cm" fo:padding-right="0.191cm" fo:padding-top="0cm" fo:padding-bottom="0cm" fo:border-left="none" fo:border-right="none" fo:border-top="none" fo:border-bottom="0.018cm solid #000000" style:writing-mode="lr-tb">
        <style:background-image/>
      </style:table-cell-properties>
    </style:style>
    <style:style style:name="Table1.2" style:family="table-row">
      <style:table-row-properties style:min-row-height="0.469cm" style:keep-together="true" fo:keep-together="auto"/>
    </style:style>
    <style:style style:name="Table1.A2" style:family="table-cell">
      <style:table-cell-properties style:vertical-align="top" fo:padding="0.191cm" fo:border-left="none" fo:border-right="none" fo:border-top="0.018cm solid #000000" fo:border-bottom="0.018cm solid #000000" style:writing-mode="lr-tb"/>
    </style:style>
    <style:style style:name="Table1.A3" style:family="table-cell">
      <style:table-cell-properties style:vertical-align="top" fo:padding="0.191cm" fo:border-left="none" fo:border-right="none" fo:border-top="none" fo:border-bottom="0.018cm solid #000000" style:writing-mode="lr-tb"/>
    </style:style>
    <style:style style:name="P1" style:family="paragraph" style:parent-style-name="Footer">
      <style:paragraph-properties fo:text-align="start" style:justify-single-word="false">
        <style:tab-stops>
          <style:tab-stop style:position="17.754cm" style:type="right"/>
        </style:tab-stops>
      </style:paragraph-properties>
    </style:style>
    <style:style style:name="P2" style:family="paragraph" style:parent-style-name="Standard">
      <style:paragraph-properties fo:text-align="end" style:justify-single-word="false"/>
      <style:text-properties style:font-name="Arial" style:font-name-complex="Arial"/>
    </style:style>
    <style:style style:name="P3" style:family="paragraph" style:parent-style-name="Standard">
      <style:paragraph-properties fo:text-align="start" style:justify-single-word="false"/>
      <style:text-properties style:font-name="Arial" style:font-name-complex="Arial"/>
    </style:style>
    <style:style style:name="P4" style:family="paragraph" style:parent-style-name="Standard">
      <style:paragraph-properties fo:text-align="start" style:justify-single-word="false"/>
      <style:text-properties fo:color="#333399" style:font-name="Arial" fo:font-size="36pt" fo:font-style="italic" fo:font-weight="bold" style:font-size-asian="36pt" style:font-style-asian="italic" style:font-weight-asian="bold" style:font-name-complex="Arial" style:font-style-complex="italic" style:font-weight-complex="bold"/>
    </style:style>
    <style:style style:name="P5" style:family="paragraph" style:parent-style-name="Standard">
      <style:paragraph-properties fo:text-align="start" style:justify-single-word="false"/>
      <style:text-properties fo:color="#333399" style:font-name="Arial" fo:font-size="24pt" fo:font-style="italic" fo:font-weight="bold" style:font-size-asian="24pt" style:font-style-asian="italic" style:font-weight-asian="bold" style:font-name-complex="Arial" style:font-style-complex="italic" style:font-weight-complex="bold"/>
    </style:style>
    <style:style style:name="P6" style:family="paragraph" style:parent-style-name="Standard">
      <style:text-properties fo:color="#333399" style:font-name="Arial" fo:font-size="20pt" fo:font-weight="bold" style:font-size-asian="20pt" style:font-weight-asian="bold" style:font-name-complex="Arial" style:font-weight-complex="bold"/>
    </style:style>
    <style:style style:name="P7" style:family="paragraph" style:parent-style-name="Standard">
      <style:text-properties fo:language="de" fo:country="DE" style:language-asian="zxx" style:country-asian="none"/>
    </style:style>
    <style:style style:name="P8" style:family="paragraph" style:parent-style-name="Standard">
      <style:paragraph-properties>
        <style:tab-stops>
          <style:tab-stop style:position="14.358cm"/>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text-properties fo:color="#000000" fo:language="zxx" fo:country="none" style:language-asian="zxx" style:country-asian="none"/>
    </style:style>
    <style:style style:name="P11" style:family="paragraph" style:parent-style-name="Standard">
      <style:text-properties style:use-window-font-color="true" fo:font-size="10pt" fo:language="zxx" fo:country="none" style:font-size-asian="10pt" style:font-size-complex="10pt"/>
    </style:style>
    <style:style style:name="P12" style:family="paragraph" style:parent-style-name="Standard">
      <style:paragraph-properties style:text-autospace="none"/>
      <style:text-properties style:use-window-font-color="true" fo:font-size="10pt" fo:language="zxx" fo:country="none" style:font-size-asian="10pt" style:font-size-complex="10pt"/>
    </style:style>
    <style:style style:name="P13" style:family="paragraph" style:parent-style-name="Standard">
      <style:paragraph-properties style:text-autospace="none"/>
    </style:style>
    <style:style style:name="P14" style:family="paragraph" style:parent-style-name="Standard">
      <style:paragraph-properties fo:break-before="page"/>
    </style:style>
    <style:style style:name="P15" style:family="paragraph" style:parent-style-name="TH">
      <style:paragraph-properties style:snap-to-layout-grid="false"/>
    </style:style>
    <style:style style:name="P16" style:family="paragraph" style:parent-style-name="TH">
      <style:paragraph-properties style:snap-to-layout-grid="false"/>
      <style:text-properties fo:font-weight="normal" style:font-weight-asian="normal"/>
    </style:style>
    <style:style style:name="P17" style:family="paragraph" style:parent-style-name="TH">
      <style:paragraph-properties style:snap-to-layout-grid="false"/>
      <style:text-properties fo:language="fr" fo:country="FR"/>
    </style:style>
    <style:style style:name="P18" style:family="paragraph" style:parent-style-name="TD">
      <style:paragraph-properties style:snap-to-layout-grid="false"/>
    </style:style>
    <style:style style:name="P19" style:family="paragraph" style:parent-style-name="TD">
      <style:paragraph-properties style:snap-to-layout-grid="false"/>
      <style:text-properties style:font-name="Courier New" fo:language="fr" fo:country="FR"/>
    </style:style>
    <style:style style:name="P20" style:family="paragraph" style:parent-style-name="TD">
      <style:paragraph-properties style:snap-to-layout-grid="false"/>
      <style:text-properties fo:font-weight="bold" style:font-weight-asian="bold"/>
    </style:style>
    <style:style style:name="P21" style:family="paragraph" style:parent-style-name="TD">
      <style:paragraph-properties style:snap-to-layout-grid="false"/>
      <style:text-properties fo:font-style="italic" style:font-style-asian="italic"/>
    </style:style>
    <style:style style:name="P22" style:family="paragraph" style:parent-style-name="TD">
      <style:paragraph-properties style:snap-to-layout-grid="false"/>
      <style:text-properties fo:text-transform="uppercase"/>
    </style:style>
    <style:style style:name="P23" style:family="paragraph" style:parent-style-name="TD">
      <style:paragraph-properties style:snap-to-layout-grid="false"/>
      <style:text-properties style:font-name-asian="Arial Unicode MS"/>
    </style:style>
    <style:style style:name="P24" style:family="paragraph" style:parent-style-name="TD">
      <style:paragraph-properties style:snap-to-layout-grid="false"/>
      <style:text-properties fo:language="de" fo:country="DE"/>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indent="0cm" style:auto-text-indent="false" style:snap-to-layout-grid="false"/>
    </style:style>
    <style:style style:name="P27" style:family="paragraph" style:parent-style-name="Table_20_Contents">
      <style:paragraph-properties fo:margin-left="0cm" fo:margin-right="0cm" fo:text-indent="0cm" style:auto-text-indent="false"/>
    </style:style>
    <style:style style:name="P28" style:family="paragraph" style:parent-style-name="Table_20_Contents">
      <style:paragraph-properties fo:margin-left="0cm" fo:margin-right="0cm" fo:text-align="start" style:justify-single-word="false" fo:text-indent="0cm" style:auto-text-indent="false"/>
    </style:style>
    <style:style style:name="P29" style:family="paragraph" style:parent-style-name="Table_20_Contents">
      <style:paragraph-properties fo:margin-left="0cm" fo:margin-right="0cm" fo:text-align="start" style:justify-single-word="false" fo:text-indent="0cm" style:auto-text-indent="false"/>
      <style:text-properties fo:font-weight="bold" style:font-weight-asian="bold" style:font-weight-complex="bold"/>
    </style:style>
    <style:style style:name="P30" style:family="paragraph" style:parent-style-name="Table_20_Contents">
      <style:paragraph-properties fo:margin-left="0cm" fo:margin-right="0cm" fo:text-align="start" style:justify-single-word="false" fo:text-indent="0cm" style:auto-text-indent="false">
        <style:tab-stops>
          <style:tab-stop style:position="-0.016cm"/>
        </style:tab-stops>
      </style:paragraph-properties>
      <style:text-properties fo:font-weight="bold" style:font-weight-asian="bold" style:font-weight-complex="bold"/>
    </style:style>
    <style:style style:name="P31" style:family="paragraph" style:parent-style-name="Table_20_Contents">
      <style:paragraph-properties fo:margin-left="0cm" fo:margin-right="0cm" fo:text-indent="0cm" style:auto-text-indent="false"/>
      <style:text-properties fo:language="de" fo:country="DE"/>
    </style:style>
    <style:style style:name="P32" style:family="paragraph" style:parent-style-name="Table_20_Contents">
      <style:paragraph-properties fo:margin-left="0cm" fo:margin-right="0cm" fo:margin-top="0cm" fo:margin-bottom="0.212cm" fo:text-align="start" style:justify-single-word="false" fo:orphans="2" fo:widows="2" fo:text-indent="0cm" style:auto-text-indent="false" style:writing-mode="lr-tb">
        <style:tab-stops>
          <style:tab-stop style:position="-0.016cm"/>
        </style:tab-stops>
      </style:paragraph-properties>
    </style:style>
    <style:style style:name="P33" style:family="paragraph" style:parent-style-name="Contents_20_1">
      <style:paragraph-properties>
        <style:tab-stops>
          <style:tab-stop style:position="-2cm"/>
          <style:tab-stop style:position="-1cm"/>
          <style:tab-stop style:position="15.699cm" style:type="right"/>
        </style:tab-stops>
      </style:paragraph-properties>
    </style:style>
    <style:style style:name="P34" style:family="paragraph" style:parent-style-name="Contents_20_1">
      <style:paragraph-properties>
        <style:tab-stops>
          <style:tab-stop style:position="0cm"/>
          <style:tab-stop style:position="1cm"/>
          <style:tab-stop style:position="15.699cm" style:type="right" style:leader-style="dotted" style:leader-text="."/>
          <style:tab-stop style:position="15.7cm"/>
        </style:tab-stops>
      </style:paragraph-properties>
    </style:style>
    <style:style style:name="P35" style:family="paragraph" style:parent-style-name="Contents_20_2">
      <style:paragraph-properties>
        <style:tab-stops>
          <style:tab-stop style:position="-2.501cm"/>
          <style:tab-stop style:position="-1.501cm"/>
          <style:tab-stop style:position="15.198cm" style:type="right"/>
        </style:tab-stops>
      </style:paragraph-properties>
    </style:style>
    <style:style style:name="P36" style:family="paragraph" style:parent-style-name="Contents_20_3">
      <style:paragraph-properties>
        <style:tab-stops>
          <style:tab-stop style:position="-3cm"/>
          <style:tab-stop style:position="-2cm"/>
          <style:tab-stop style:position="14.698cm" style:type="right"/>
        </style:tab-stops>
      </style:paragraph-properties>
    </style:style>
    <style:style style:name="P37" style:family="paragraph" style:parent-style-name="Standard" style:master-page-name="First_20_Page">
      <style:paragraph-properties style:page-number="auto"/>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8"/>
    <style:style style:name="P43" style:family="paragraph" style:parent-style-name="Standard" style:list-style-name="L9"/>
    <style:style style:name="P44" style:family="paragraph" style:parent-style-name="Standard" style:list-style-name="L9">
      <style:text-properties style:use-window-font-color="true" fo:font-size="10pt" fo:language="zxx" fo:country="none" style:font-size-asian="10pt" style:font-size-complex="10pt"/>
    </style:style>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14"/>
    <style:style style:name="P49" style:family="paragraph" style:parent-style-name="Standard" style:list-style-name="L15"/>
    <style:style style:name="P50" style:family="paragraph" style:parent-style-name="Standard" style:list-style-name="L16"/>
    <style:style style:name="P51" style:family="paragraph" style:parent-style-name="Standard" style:list-style-name="L4">
      <style:paragraph-properties fo:margin-left="0cm" fo:margin-right="0cm" fo:text-indent="0cm" style:auto-text-indent="false"/>
    </style:style>
    <style:style style:name="P52" style:family="paragraph" style:parent-style-name="Text_20_body" style:list-style-name="L10"/>
    <style:style style:name="P53" style:family="paragraph" style:parent-style-name="Heading_20_1">
      <style:paragraph-properties fo:break-before="page"/>
    </style:style>
    <style:style style:name="P54" style:family="paragraph" style:parent-style-name="Heading_20_2">
      <style:text-properties fo:language="zxx" fo:country="none" style:language-asian="zxx" style:country-asian="none"/>
    </style:style>
    <style:style style:name="P55" style:family="paragraph" style:parent-style-name="Heading_20_2">
      <style:paragraph-properties fo:break-before="page"/>
      <style:text-properties fo:language="zxx" fo:country="none" style:language-asian="zxx" style:country-asian="none"/>
    </style:style>
    <style:style style:name="P56" style:family="paragraph" style:parent-style-name="Table_20_Contents" style:list-style-name="L5">
      <style:paragraph-properties fo:margin-left="0cm" fo:margin-right="0cm" fo:text-indent="0cm" style:auto-text-indent="false"/>
    </style:style>
    <style:style style:name="P57" style:family="paragraph" style:parent-style-name="Table_20_Contents" style:list-style-name="L6">
      <style:paragraph-properties fo:margin-left="0cm" fo:margin-right="0cm" fo:text-indent="0cm" style:auto-text-indent="false"/>
    </style:style>
    <style:style style:name="P58" style:family="paragraph" style:parent-style-name="Table_20_Contents" style:list-style-name="L7">
      <style:paragraph-properties fo:margin-left="0cm" fo:margin-right="0cm" fo:text-indent="0cm" style:auto-text-indent="false"/>
    </style:style>
    <style:style style:name="T1" style:family="text">
      <style:text-properties fo:language="zxx" fo:country="none" style:language-asian="zxx" style:country-asian="none"/>
    </style:style>
    <style:style style:name="T2" style:family="text">
      <style:text-properties style:use-window-font-color="true" fo:font-size="10pt" fo:language="zxx" fo:country="none" style:font-size-asian="10pt" style:font-size-complex="10pt"/>
    </style:style>
    <style:style style:name="T3" style:family="text">
      <style:text-properties fo:font-size="8pt"/>
    </style:style>
    <style:style style:name="T4" style:family="text">
      <style:text-properties fo:color="#0000ff" fo:font-size="10pt" fo:language="zxx" fo:country="none" style:font-size-asian="10pt" style:font-size-complex="10pt"/>
    </style:style>
    <style:style style:name="T5" style:family="text">
      <style:text-properties fo:color="#2b91af" fo:font-size="10pt" fo:language="zxx" fo:country="none" style:font-size-asian="10pt" style:font-size-complex="10pt"/>
    </style:style>
    <style:style style:name="T6" style:family="text">
      <style:text-properties fo:color="#808080" fo:font-size="10pt" fo:language="zxx" fo:country="none" style:font-size-asian="10pt" style:font-size-complex="10pt"/>
    </style:style>
    <style:style style:name="T7" style:family="text">
      <style:text-properties fo:color="#008000" fo:font-size="10pt" fo:language="zxx" fo:country="none" style:font-size-asian="10pt" style:font-size-complex="10pt"/>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502cm" fo:text-indent="-0.635cm" fo:margin-left="8.502cm"/>
        </style:list-level-properties>
      </text:list-level-style-bullet>
    </text:list-style>
    <text:list-style style:name="L2">
      <text:list-level-style-number text:level="1" text:style-name="Strong_20_Emphasis" style:num-prefix="BSREQ"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Strong_20_Emphasis" style:num-prefix="DSREQ"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Strong_20_Emphasis" style:num-prefix="VERUC"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number text:level="1" text:style-name="Strong_20_Emphasis" style:num-prefix="RELUC"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3.422cm" fo:text-indent="-0.635cm" fo:margin-left="3.4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57cm" fo:text-indent="-0.635cm" fo:margin-left="4.0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92cm" fo:text-indent="-0.635cm" fo:margin-left="4.6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27cm" fo:text-indent="-0.635cm" fo:margin-left="5.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62cm" fo:text-indent="-0.635cm" fo:margin-left="5.9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597cm" fo:text-indent="-0.635cm" fo:margin-left="6.5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32cm" fo:text-indent="-0.635cm" fo:margin-left="7.2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67cm" fo:text-indent="-0.635cm" fo:margin-left="7.8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02cm" fo:text-indent="-0.635cm" fo:margin-left="8.5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37cm" fo:text-indent="-0.635cm" fo:margin-left="9.137cm"/>
        </style:list-level-properties>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K2L" text:name="Company"/>
      </text:user-field-decls>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4"><text:title>Development Guidelines</text:title></text:p>
      <text:p text:style-name="P5"><text:subject/></text:p>
      <text:p text:style-name="P3"/>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text:span text:style-name="Internet_20_link"/></text:p>
      <text:p text:style-name="P7"/>
      <text:p text:style-name="P14"/>
      <text:p text:style-name="Standard"/>
      <text:p text:style-name="Standard"/>
      <text:p text:style-name="Standard"/>
      <text:p text:style-name="P6">Table of Contents</text:p>
      <text:table-of-content text:style-name="Sect1" text:name="Table of Contents1">
        <text:table-of-content-source text:outline-level="4" text:use-index-marks="false" text:use-index-source-styles="true" text:relative-tab-stop-position="false">
          <text:index-title-template text:style-name="Contents_20_Heading"/>
          <text:table-of-content-entry-template text:outline-level="1" text:style-name="Contents_20_1">
            <text:index-entry-link-start text:style-name="Index_20_Link"/>
            <text:index-entry-link-end/>
            <text:index-entry-link-start/>
            <text:index-entry-chapter/>
            <text:index-entry-span> </text:index-entry-span>
            <text:index-entry-text/>
            <text:index-entry-tab-stop style:type="right" style:leader-char="."/>
            <text:index-entry-page-number/>
            <text:index-entry-link-end/>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2" text:style-name="Contents_20_2">
            <text:index-entry-link-start text:style-name="Index_20_Link"/>
            <text:index-entry-link-end/>
            <text:index-entry-link-start/>
            <text:index-entry-chapter/>
            <text:index-entry-span> </text:index-entry-span>
            <text:index-entry-text/>
            <text:index-entry-tab-stop style:type="right" style:leader-char="."/>
            <text:index-entry-page-number/>
            <text:index-entry-link-end/>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3" text:style-name="Contents_20_3">
            <text:index-entry-link-start text:style-name="Index_20_Link"/>
            <text:index-entry-link-end/>
            <text:index-entry-link-start/>
            <text:index-entry-chapter/>
            <text:index-entry-span> </text:index-entry-span>
            <text:index-entry-text/>
            <text:index-entry-tab-stop style:type="right" style:leader-char="."/>
            <text:index-entry-page-number/>
            <text:index-entry-link-end/>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4" text:style-name="Contents_20_4">
            <text:index-entry-link-start text:style-name="Index_20_Link"/>
            <text:index-entry-link-end/>
            <text:index-entry-link-start/>
            <text:index-entry-chapter/>
            <text:index-entry-span> </text:index-entry-span>
            <text:index-entry-text/>
            <text:index-entry-tab-stop style:type="right" style:leader-char="."/>
            <text:index-entry-page-number/>
            <text:index-entry-link-end/>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5" text:style-name="Contents_20_5">
            <text:index-entry-link-start text:style-name="Index_20_Link"/>
            <text:index-entry-link-end/>
            <text:index-entry-link-start/>
            <text:index-entry-chapter/>
            <text:index-entry-span> </text:index-entry-span>
            <text:index-entry-text/>
            <text:index-entry-tab-stop style:type="right" style:leader-char="."/>
            <text:index-entry-page-number/>
            <text:index-entry-link-end/>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6" text:style-name="Contents_20_6">
            <text:index-entry-link-start text:style-name="Index_20_Link"/>
            <text:index-entry-link-end/>
            <text:index-entry-link-start/>
            <text:index-entry-chapter/>
            <text:index-entry-span> </text:index-entry-span>
            <text:index-entry-text/>
            <text:index-entry-tab-stop style:type="right" style:leader-char="."/>
            <text:index-entry-page-number/>
            <text:index-entry-link-end/>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7" text:style-name="Contents_20_7">
            <text:index-entry-link-start text:style-name="Index_20_Link"/>
            <text:index-entry-link-end/>
            <text:index-entry-link-start/>
            <text:index-entry-chapter/>
            <text:index-entry-span> </text:index-entry-span>
            <text:index-entry-text/>
            <text:index-entry-tab-stop style:type="right" style:leader-char="."/>
            <text:index-entry-page-number/>
            <text:index-entry-link-end/>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8" text:style-name="Contents_20_8">
            <text:index-entry-link-start text:style-name="Index_20_Link"/>
            <text:index-entry-link-end/>
            <text:index-entry-link-start/>
            <text:index-entry-chapter/>
            <text:index-entry-span> </text:index-entry-span>
            <text:index-entry-text/>
            <text:index-entry-tab-stop style:type="right" style:leader-char="."/>
            <text:index-entry-page-number/>
            <text:index-entry-link-end/>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9" text:style-name="Contents_20_9">
            <text:index-entry-link-start text:style-name="Index_20_Link"/>
            <text:index-entry-link-end/>
            <text:index-entry-link-start/>
            <text:index-entry-chapter/>
            <text:index-entry-span> </text:index-entry-span>
            <text:index-entry-text/>
            <text:index-entry-tab-stop style:type="right" style:leader-char="."/>
            <text:index-entry-page-number/>
            <text:index-entry-link-end/>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10" text:style-name="Contents_20_10">
            <text:index-entry-link-start text:style-name="Index_20_Link"/>
            <text:index-entry-link-end/>
            <text:index-entry-link-start/>
            <text:index-entry-chapter/>
            <text:index-entry-span> </text:index-entry-span>
            <text:index-entry-text/>
            <text:index-entry-tab-stop style:type="right" style:leader-char="."/>
            <text:index-entry-page-number/>
            <text:index-entry-link-end/>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index-source-styles text:outline-level="1">
            <text:index-source-style text:style-name="Überschrift_20_1a"/>
          </text:index-source-styles>
          <text:index-source-styles text:outline-level="4">
            <text:index-source-style text:style-name="Heading_20_4"/>
          </text:index-source-styles>
        </text:table-of-content-source>
        <text:index-body>
          <text:p text:style-name="P33"><text:a xlink:type="simple" xlink:href="#__RefHeading__1677_309845569">1 Introduction<text:tab/></text:a><text:a xlink:type="simple" xlink:href="#__RefHeading__1677_309845569"><text:span text:style-name="Absatz-Standardschriftart">4</text:span></text:a></text:p>
          <text:p text:style-name="P35"><text:a xlink:type="simple" xlink:href="#__RefHeading__1679_309845569">1.1 Goal of This Document<text:tab/></text:a><text:a xlink:type="simple" xlink:href="#__RefHeading__1679_309845569"><text:span text:style-name="Absatz-Standardschriftart">4</text:span></text:a></text:p>
          <text:p text:style-name="P35"><text:a xlink:type="simple" xlink:href="#__RefHeading__1681_309845569">1.2 Package as Development Unit<text:tab/></text:a><text:a xlink:type="simple" xlink:href="#__RefHeading__1681_309845569"><text:span text:style-name="Absatz-Standardschriftart">4</text:span></text:a></text:p>
          <text:p text:style-name="P35"><text:a xlink:type="simple" xlink:href="#__RefHeading__1683_309845569">1.3 Maven<text:tab/></text:a><text:a xlink:type="simple" xlink:href="#__RefHeading__1683_309845569"><text:span text:style-name="Absatz-Standardschriftart">4</text:span></text:a></text:p>
          <text:p text:style-name="P35"><text:a xlink:type="simple" xlink:href="#__RefHeading__1685_309845569">1.4 Naming Conventions<text:tab/></text:a><text:a xlink:type="simple" xlink:href="#__RefHeading__1685_309845569"><text:span text:style-name="Absatz-Standardschriftart">4</text:span></text:a></text:p>
          <text:p text:style-name="P35"><text:a xlink:type="simple" xlink:href="#__RefHeading__1687_309845569">1.5 General Recommendations for Naming<text:tab/></text:a><text:a xlink:type="simple" xlink:href="#__RefHeading__1687_309845569"><text:span text:style-name="Absatz-Standardschriftart">5</text:span></text:a></text:p>
          <text:p text:style-name="P36"><text:a xlink:type="simple" xlink:href="#__RefHeading__2694_2061744669">1.5.1 Programming Languages and Naming<text:tab/></text:a><text:a xlink:type="simple" xlink:href="#__RefHeading__2694_2061744669"><text:span text:style-name="Absatz-Standardschriftart">5</text:span></text:a></text:p>
          <text:p text:style-name="P36"><text:a xlink:type="simple" xlink:href="#__RefHeading__2696_2061744669">1.5.2 Collections<text:tab/></text:a><text:a xlink:type="simple" xlink:href="#__RefHeading__2696_2061744669"><text:span text:style-name="Absatz-Standardschriftart">5</text:span></text:a></text:p>
          <text:p text:style-name="P33"><text:a xlink:type="simple" xlink:href="#__RefHeading__1689_309845569">2 Guidelines For .NET Languages<text:tab/></text:a><text:a xlink:type="simple" xlink:href="#__RefHeading__1689_309845569"><text:span text:style-name="Absatz-Standardschriftart">6</text:span></text:a></text:p>
          <text:p text:style-name="P35"><text:a xlink:type="simple" xlink:href="#__RefHeading__1691_309845569">2.1 Names of Namespaces<text:tab/></text:a><text:a xlink:type="simple" xlink:href="#__RefHeading__1691_309845569"><text:span text:style-name="Absatz-Standardschriftart">6</text:span></text:a></text:p>
          <text:p text:style-name="P35"><text:a xlink:type="simple" xlink:href="#__RefHeading__1693_309845569">2.2 Names of Assemblies<text:tab/></text:a><text:a xlink:type="simple" xlink:href="#__RefHeading__1693_309845569"><text:span text:style-name="Absatz-Standardschriftart">6</text:span></text:a></text:p>
          <text:p text:style-name="P35"><text:a xlink:type="simple" xlink:href="#__RefHeading__1695_309845569">2.3 Visual Studio Solutions and Projects<text:tab/></text:a><text:a xlink:type="simple" xlink:href="#__RefHeading__1695_309845569"><text:span text:style-name="Absatz-Standardschriftart">7</text:span></text:a></text:p>
          <text:p text:style-name="P35"><text:a xlink:type="simple" xlink:href="#__RefHeading__1942_309845569">2.4 Creating a Visual Studio Solution with Maven<text:tab/></text:a><text:a xlink:type="simple" xlink:href="#__RefHeading__1942_309845569"><text:span text:style-name="Absatz-Standardschriftart">8</text:span></text:a></text:p>
          <text:p text:style-name="P35"><text:a xlink:type="simple" xlink:href="#__RefHeading__1697_309845569">2.5 Source Files<text:tab/></text:a><text:a xlink:type="simple" xlink:href="#__RefHeading__1697_309845569"><text:span text:style-name="Absatz-Standardschriftart">8</text:span></text:a></text:p>
          <text:p text:style-name="P36"><text:a xlink:type="simple" xlink:href="#__RefHeading__1699_309845569">2.5.1 Prefixes<text:tab/></text:a><text:a xlink:type="simple" xlink:href="#__RefHeading__1699_309845569"><text:span text:style-name="Absatz-Standardschriftart">8</text:span></text:a></text:p>
          <text:p text:style-name="P35"><text:a xlink:type="simple" xlink:href="#__RefHeading__2074_1069754261">2.6 Standard Object Methods<text:tab/></text:a><text:a xlink:type="simple" xlink:href="#__RefHeading__2074_1069754261"><text:span text:style-name="Absatz-Standardschriftart">8</text:span></text:a></text:p>
          <text:p text:style-name="P36"><text:a xlink:type="simple" xlink:href="#__RefHeading__2076_1069754261">2.6.1 ToString()<text:tab/></text:a><text:a xlink:type="simple" xlink:href="#__RefHeading__2076_1069754261"><text:span text:style-name="Absatz-Standardschriftart">8</text:span></text:a></text:p>
          <text:p text:style-name="P35"><text:a xlink:type="simple" xlink:href="#__RefHeading__2046_1315603159">2.7 Documentation<text:tab/></text:a><text:a xlink:type="simple" xlink:href="#__RefHeading__2046_1315603159"><text:span text:style-name="Absatz-Standardschriftart">8</text:span></text:a></text:p>
          <text:p text:style-name="P36"><text:a xlink:type="simple" xlink:href="#__RefHeading__2048_1315603159">2.7.1 Documentation for namespaces<text:tab/></text:a><text:a xlink:type="simple" xlink:href="#__RefHeading__2048_1315603159"><text:span text:style-name="Absatz-Standardschriftart">8</text:span></text:a></text:p>
          <text:p text:style-name="P35"><text:a xlink:type="simple" xlink:href="#__RefHeading__1701_309845569">2.8 NUnit<text:tab/></text:a><text:a xlink:type="simple" xlink:href="#__RefHeading__1701_309845569"><text:span text:style-name="Absatz-Standardschriftart">9</text:span></text:a></text:p>
          <text:p text:style-name="P33"><text:a xlink:type="simple" xlink:href="#__RefHeading__5829_1330113578">3 Guidelines for Command-Line Tools<text:tab/></text:a><text:a xlink:type="simple" xlink:href="#__RefHeading__5829_1330113578"><text:span text:style-name="Absatz-Standardschriftart">10</text:span></text:a></text:p>
          <text:p text:style-name="P33"><text:a xlink:type="simple" xlink:href="#__RefHeading__2698_2061744669">4 Design Guidelines <text:tab/></text:a><text:a xlink:type="simple" xlink:href="#__RefHeading__2698_2061744669"><text:span text:style-name="Absatz-Standardschriftart">11</text:span></text:a></text:p>
          <text:p text:style-name="P35"><text:a xlink:type="simple" xlink:href="#__RefHeading__2700_2061744669">4.1 Multithreading<text:tab/></text:a><text:a xlink:type="simple" xlink:href="#__RefHeading__2700_2061744669"><text:span text:style-name="Absatz-Standardschriftart">11</text:span></text:a></text:p>
          <text:p text:style-name="P33"><text:a xlink:type="simple" xlink:href="#__RefHeading__1703_309845569">5 Build and Distribution System<text:tab/></text:a><text:a xlink:type="simple" xlink:href="#__RefHeading__1703_309845569"><text:span text:style-name="Absatz-Standardschriftart">12</text:span></text:a></text:p>
          <text:p text:style-name="P35"><text:a xlink:type="simple" xlink:href="#__RefHeading__1705_309845569">5.1 Requirements to Build and Distribution System<text:tab/></text:a><text:a xlink:type="simple" xlink:href="#__RefHeading__1705_309845569"><text:span text:style-name="Absatz-Standardschriftart">12</text:span></text:a></text:p>
          <text:p text:style-name="P35"><text:a xlink:type="simple" xlink:href="#__RefHeading__1707_309845569">5.2 Maven Groups and Artifacts<text:tab/></text:a><text:a xlink:type="simple" xlink:href="#__RefHeading__1707_309845569"><text:span text:style-name="Absatz-Standardschriftart">12</text:span></text:a></text:p>
          <text:p text:style-name="P35"><text:a xlink:type="simple" xlink:href="#__RefHeading__1709_309845569">5.3 SC Directory Structure<text:tab/></text:a><text:a xlink:type="simple" xlink:href="#__RefHeading__1709_309845569"><text:span text:style-name="Absatz-Standardschriftart">13</text:span></text:a></text:p>
          <text:p text:style-name="P35"><text:a xlink:type="simple" xlink:href="#__RefHeading__1711_309845569">5.4 Directory Layout of a Package<text:tab/></text:a><text:a xlink:type="simple" xlink:href="#__RefHeading__1711_309845569"><text:span text:style-name="Absatz-Standardschriftart">13</text:span></text:a></text:p>
          <text:p text:style-name="P35"><text:a xlink:type="simple" xlink:href="#__RefHeading__1713_309845569">5.5 Standard Host Directory Layout <text:tab/></text:a><text:a xlink:type="simple" xlink:href="#__RefHeading__1713_309845569"><text:span text:style-name="Absatz-Standardschriftart">14</text:span></text:a></text:p>
          <text:p text:style-name="P35"><text:a xlink:type="simple" xlink:href="#__RefHeading__1715_309845569">5.6 Third-Party Packages<text:tab/></text:a><text:a xlink:type="simple" xlink:href="#__RefHeading__1715_309845569"><text:span text:style-name="Absatz-Standardschriftart">15</text:span></text:a></text:p>
          <text:p text:style-name="P35"><text:a xlink:type="simple" xlink:href="#__RefHeading__1717_309845569">5.7 An Example to Test the System<text:tab/></text:a><text:a xlink:type="simple" xlink:href="#__RefHeading__1717_309845569"><text:span text:style-name="Absatz-Standardschriftart">15</text:span></text:a></text:p>
          <text:p text:style-name="P33"><text:soft-page-break/><text:a xlink:type="simple" xlink:href="#__RefHeading__1719_309845569">6 Versioning<text:tab/></text:a><text:a xlink:type="simple" xlink:href="#__RefHeading__1719_309845569"><text:span text:style-name="Absatz-Standardschriftart">17</text:span></text:a></text:p>
          <text:p text:style-name="P35"><text:a xlink:type="simple" xlink:href="#__RefHeading__1721_309845569">6.1 Use Cases<text:tab/></text:a><text:a xlink:type="simple" xlink:href="#__RefHeading__1721_309845569"><text:span text:style-name="Absatz-Standardschriftart">17</text:span></text:a></text:p>
          <text:p text:style-name="P35"><text:a xlink:type="simple" xlink:href="#__RefHeading__1723_309845569">6.2 Versioning Scheme<text:tab/></text:a><text:a xlink:type="simple" xlink:href="#__RefHeading__1723_309845569"><text:span text:style-name="Absatz-Standardschriftart">17</text:span></text:a></text:p>
          <text:p text:style-name="P35"><text:a xlink:type="simple" xlink:href="#__RefHeading__1725_309845569">6.3 Parallel Installation of Different Versions<text:tab/></text:a><text:a xlink:type="simple" xlink:href="#__RefHeading__1725_309845569"><text:span text:style-name="Absatz-Standardschriftart">17</text:span></text:a></text:p>
          <text:p text:style-name="P35"><text:a xlink:type="simple" xlink:href="#__RefHeading__1727_309845569">6.4 Versions of Sub-Components of a Package<text:tab/></text:a><text:a xlink:type="simple" xlink:href="#__RefHeading__1727_309845569"><text:span text:style-name="Absatz-Standardschriftart">18</text:span></text:a></text:p>
          <text:p text:style-name="P35"><text:a xlink:type="simple" xlink:href="#__RefHeading__1957_1721532783">6.5 Auto-Generated Version Information<text:tab/></text:a><text:a xlink:type="simple" xlink:href="#__RefHeading__1957_1721532783"><text:span text:style-name="Absatz-Standardschriftart">18</text:span></text:a></text:p>
          <text:p text:style-name="P35"><text:a xlink:type="simple" xlink:href="#__RefHeading__1729_309845569">6.6 Versions of Data Files<text:tab/></text:a><text:a xlink:type="simple" xlink:href="#__RefHeading__1729_309845569"><text:span text:style-name="Absatz-Standardschriftart">19</text:span></text:a></text:p>
          <text:p text:style-name="P35"><text:a xlink:type="simple" xlink:href="#__RefHeading__1731_309845569">6.7 API and Tools for Versioning<text:tab/></text:a><text:a xlink:type="simple" xlink:href="#__RefHeading__1731_309845569"><text:span text:style-name="Absatz-Standardschriftart">19</text:span></text:a></text:p>
          <text:p text:style-name="P35"><text:a xlink:type="simple" xlink:href="#__RefHeading__1733_309845569">6.8 Releases<text:tab/></text:a><text:a xlink:type="simple" xlink:href="#__RefHeading__1733_309845569"><text:span text:style-name="Absatz-Standardschriftart">19</text:span></text:a></text:p>
          <text:p text:style-name="P35"><text:a xlink:type="simple" xlink:href="#__RefHeading__1735_309845569">6.9 Use Cases<text:tab/></text:a><text:a xlink:type="simple" xlink:href="#__RefHeading__1735_309845569"><text:span text:style-name="Absatz-Standardschriftart">19</text:span></text:a></text:p>
          <text:p text:style-name="P35"><text:a xlink:type="simple" xlink:href="#__RefHeading__1737_309845569">6.10 Development Snapshots<text:tab/></text:a><text:a xlink:type="simple" xlink:href="#__RefHeading__1737_309845569"><text:span text:style-name="Absatz-Standardschriftart">19</text:span></text:a></text:p>
          <text:p text:style-name="P35"><text:a xlink:type="simple" xlink:href="#__RefHeading__1739_309845569">6.11 Planned Releases<text:tab/></text:a><text:a xlink:type="simple" xlink:href="#__RefHeading__1739_309845569"><text:span text:style-name="Absatz-Standardschriftart">20</text:span></text:a></text:p>
          <text:p text:style-name="P35"><text:a xlink:type="simple" xlink:href="#__RefHeading__1741_309845569">6.12 Bugfix Releases<text:tab/></text:a><text:a xlink:type="simple" xlink:href="#__RefHeading__1741_309845569"><text:span text:style-name="Absatz-Standardschriftart">20</text:span></text:a></text:p>
          <text:p text:style-name="P33"><text:a xlink:type="simple" xlink:href="#__RefHeading__1743_309845569">7 Open Questions<text:tab/></text:a><text:a xlink:type="simple" xlink:href="#__RefHeading__1743_309845569"><text:span text:style-name="Absatz-Standardschriftart">21</text:span></text:a></text:p>
          <text:p text:style-name="P33"><text:a xlink:type="simple" xlink:href="#__RefHeading__1745_309845569">8 Temporary placeholder for notes<text:tab/></text:a><text:a xlink:type="simple" xlink:href="#__RefHeading__1745_309845569"><text:span text:style-name="Absatz-Standardschriftart">22</text:span></text:a></text:p>
          <text:p text:style-name="P33"><text:a xlink:type="simple" xlink:href="#__RefHeading__1747_309845569">9 Appendix<text:tab/></text:a><text:a xlink:type="simple" xlink:href="#__RefHeading__1747_309845569"><text:span text:style-name="Absatz-Standardschriftart">23</text:span></text:a></text:p>
          <text:p text:style-name="P35"><text:a xlink:type="simple" xlink:href="#__RefHeading__1749_309845569">9.1 Typographic Conventions<text:tab/></text:a><text:a xlink:type="simple" xlink:href="#__RefHeading__1749_309845569"><text:span text:style-name="Absatz-Standardschriftart">23</text:span></text:a></text:p>
          <text:p text:style-name="P35"><text:a xlink:type="simple" xlink:href="#__RefHeading__1751_309845569">9.2 Glossary<text:tab/></text:a><text:a xlink:type="simple" xlink:href="#__RefHeading__1751_309845569"><text:span text:style-name="Absatz-Standardschriftart">23</text:span></text:a></text:p>
          <text:p text:style-name="P35"><text:a xlink:type="simple" xlink:href="#__RefHeading__1753_309845569">9.3 Environment Variables Used by BDS<text:tab/></text:a><text:a xlink:type="simple" xlink:href="#__RefHeading__1753_309845569"><text:span text:style-name="Absatz-Standardschriftart">23</text:span></text:a></text:p>
          <text:p text:style-name="P35"><text:a xlink:type="simple" xlink:href="#__RefHeading__1755_309845569">9.4 Maven Variables Used by BDS<text:tab/></text:a><text:a xlink:type="simple" xlink:href="#__RefHeading__1755_309845569"><text:span text:style-name="Absatz-Standardschriftart">24</text:span></text:a></text:p>
          <text:p text:style-name="P35"><text:a xlink:type="simple" xlink:href="#__RefHeading__1757_309845569">9.5 Figures<text:tab/></text:a><text:a xlink:type="simple" xlink:href="#__RefHeading__1757_309845569"><text:span text:style-name="Absatz-Standardschriftart">24</text:span></text:a></text:p>
          <text:p text:style-name="P35"><text:a xlink:type="simple" xlink:href="#__RefHeading__1759_309845569">9.6 Tables<text:tab/></text:a><text:a xlink:type="simple" xlink:href="#__RefHeading__1759_309845569"><text:span text:style-name="Absatz-Standardschriftart">24</text:span></text:a></text:p>
          <text:p text:style-name="P35"><text:a xlink:type="simple" xlink:href="#__RefHeading__1761_309845569">9.7 Bibliography<text:tab/></text:a><text:a xlink:type="simple" xlink:href="#__RefHeading__1761_309845569"><text:span text:style-name="Absatz-Standardschriftart">24</text:span></text:a></text:p>
          <text:p text:style-name="P35"><text:a xlink:type="simple" xlink:href="#__RefHeading__1763_309845569">9.8 Todo<text:tab/></text:a><text:a xlink:type="simple" xlink:href="#__RefHeading__1763_309845569"><text:span text:style-name="Absatz-Standardschriftart">25</text:span></text:a></text:p>
        </text:index-body>
      </text:table-of-content>
      <text:p text:style-name="Standard"/>
      <text:h text:style-name="P53" text:outline-level="1" text:restart-numbering="true" text:start-value="1"><text:bookmark text:name="__RefHeading__1677_309845569"/>Introduction<text:bookmark-end text:name="__RefHeading__1677_309845569"/></text:h>
      <text:p text:style-name="Beschriftung"><text:span text:style-name="T1">Figure </text:span><text:span text:style-name="T1"><text:sequence text:ref-name="refIllustration0" text:name="Illustration" text:formula="ooow:Illustration+1" style:num-format="1">1</text:sequence></text:span><text:span text:style-name="T1">.</text:span> <text:s/>TODO: use this for picture indexing.</text:p>
      <text:h text:style-name="Heading_20_2" text:outline-level="2"><text:bookmark text:name="__RefHeading__1679_309845569"/>Goal of This Document<text:bookmark-end text:name="__RefHeading__1679_309845569"/></text:h>
      <text:p text:style-name="Standard">The goal of this document is to describe guidelines for naming conventions, project source and deployment structure, versioning, distribution of the executable files and other common tasks in software development. This speed-up decision-making process during development and leads to creating of software libraries and tools that follow a consistent unified model.</text:p>
      <text:h text:style-name="Heading_20_2" text:outline-level="2"><text:bookmark text:name="__RefHeading__1681_309845569"/>Package as Development Unit<text:bookmark-end text:name="__RefHeading__1681_309845569"/></text:h>
      <text:p text:style-name="Standard">A package is a development unit. It has its own development life cycle. It is a minimal unit that has its own version number. A small package can contain a single executable or library. A larger package can contain multiple tools, libraries, data files and other files. A package usually builds one distribution package that can be installed on another machine. </text:p>
      <text:p text:style-name="Standard">A package is also a project in SVN or other source control, with its own trunk, tags and other elements of an SC project structure.</text:p>
      <text:p text:style-name="Standard">Criteria to form a package:</text:p>
      <text:list xml:id="list35407380" text:style-name="L1">
        <text:list-item>
          <text:p text:style-name="P38">Classes that are tightly coupled belong usually to one package.</text:p>
        </text:list-item>
        <text:list-item>
          <text:p text:style-name="P38">Software that falls into one group (for example mathematical algorithms) may go to one big package.</text:p>
        </text:list-item>
        <text:list-item>
          <text:p text:style-name="P38">Groups of classes that are unstable and likely to change significantly or even die in the nearest future should usually be separated from each other and from the stable code. This isolates instable and experimental code in well-known places. This approach reduces the work of updating dependencies or making the code possibly doomed to die running again just to be able to use the rest of the package.</text:p>
        </text:list-item>
      </text:list>
      <text:h text:style-name="Heading_20_2" text:outline-level="2"><text:bookmark text:name="__RefHeading__1683_309845569"/>Maven<text:bookmark-end text:name="__RefHeading__1683_309845569"/></text:h>
      <text:p text:style-name="Standard">Maven will be used as a framework for resolution of dependencies, building, testing and distributing of packages. Many ideas in this document were inspired by concepts or conventions of Maven.</text:p>
      <text:h text:style-name="Heading_20_2" text:outline-level="2"><text:bookmark text:name="__RefHeading__1685_309845569"/>Naming Conventions<text:bookmark-end text:name="__RefHeading__1685_309845569"/></text:h>
      <text:p text:style-name="Standard">The are some commonly used naming conventions:</text:p>
      <text:p text:style-name="Standard"><text:span text:style-name="Strong_20_Emphasis">camelCase</text:span></text:p>
      <text:p text:style-name="Text_20_body">The first word is lowercase, and each subsequent word is capitalized: <text:span text:style-name="Source_20_Text">fileName</text:span>.</text:p>
      <text:p text:style-name="Standard"><text:span text:style-name="Strong_20_Emphasis">PascalCase</text:span></text:p>
      <text:p text:style-name="Standard">Each word is capitalized: <text:span text:style-name="Source_20_Text">FileWriter</text:span>.</text:p>
      <text:p text:style-name="Standard"><text:span text:style-name="Strong_20_Emphasis">UPPERCASE</text:span></text:p>
      <text:p text:style-name="Standard">All words are in capital letters, optionally separated by a special character: HIGHBYTE, SPEED_UNIT.</text:p>
      <text:p text:style-name="Standard"><text:span text:style-name="Strong_20_Emphasis">lowercase</text:span></text:p>
      <text:p text:style-name="Standard">All words are in lower-case, optionally separated by a special character: filename, file-name, file_name, file.name.</text:p>
      <text:h text:style-name="Heading_20_2" text:outline-level="2"><text:bookmark text:name="__RefHeading__1687_309845569"/><text:soft-page-break/>General Recommendations for Naming<text:bookmark-end text:name="__RefHeading__1687_309845569"/></text:h>
      <text:p text:style-name="Standard">It is difficult to have a consistent naming convention in the modern software development environment because every operating system, programming language or framework has its own naming style. </text:p>
      <text:p text:style-name="Standard">In general, the naming convention of the actual environment (e.g. Java, C# or Perl) should be used.</text:p>
      <text:p text:style-name="Standard">Prefer lowercase for names of files and directories, because it simplifies their usage (via command-line, urls or scripting) in case-sensitive operating systems (Linux). This style is also compatible with the default Maven directory layout.</text:p>
      <text:p text:style-name="Standard">As names of namespaces should reflect the directory structure, use lowercase for namespaces as well. Avoid using of a hypen '-' separator in names of folders that correspond to the namespaces, because a name of a namespace cannot contain a hyphen in most languages.</text:p>
      <text:h text:style-name="Heading_20_3" text:outline-level="3"><text:bookmark text:name="__RefHeading__2694_2061744669"/>Programming Languages and Naming<text:bookmark-end text:name="__RefHeading__2694_2061744669"/></text:h>
      <text:p text:style-name="Standard">There are packages containing modules written in different languages. It may even be that the same functionality is implemented in different languages withing one package. In this case the language suffix may be used to tell these projects apart. Historically, .NET is the default language. For example, in the package <text:span text:style-name="Source_20_Text">ai.lib.ipc</text:span>:</text:p>
      <text:p text:style-name="Standard"><text:span text:style-name="Source_20_Text">ai.lib.ipc.server </text:span>- a .NET project implementing an IPC server</text:p>
      <text:p text:style-name="Standard"><text:span text:style-name="Source_20_Text">ai.lib.ipc.server.cpp</text:span> - a C++ project implementing an IPC server</text:p>
      <text:p text:style-name="Standard">This may be redundant because the C++ project is already placed in <text:span text:style-name="Source_20_Text">src/main/cpp</text:span> folder. The cpp suffix will be used than also in the namespaces and include directories and that may look very strange. On the other hand, it is a simple and consistent solution avoiding name collisions for all build artifacts (header files, include paths, <text:s/>libraries, DLLs, executables, etc.)</text:p>
      <text:p text:style-name="Standard">There is also a situation when there are multiple different packages in different languages implementing the same functionality. In this case the name of the package must be different. A suffix, prefix or some other modification of the package name can be used:</text:p>
      <text:p text:style-name="Standard"><text:span text:style-name="Source_20_Text">ai.pkr.metagame</text:span> - a .NET package</text:p>
      <text:p text:style-name="Standard"><text:span text:style-name="Source_20_Text">ai.pkr.metagame-java</text:span> - a Java package. A hyphen is preferred to the dot, because it will not confuse Maven. This naming should be preferred as it allows to easily group packages by sorting.</text:p>
      <text:p text:style-name="Standard"><text:span text:style-name="Source_20_Text">ai.pkr.jmetagame</text:span> - another possible name for a Java package.</text:p>
      <text:h text:style-name="Heading_20_3" text:outline-level="3"><text:bookmark text:name="__RefHeading__2696_2061744669"/>Collections<text:bookmark-end text:name="__RefHeading__2696_2061744669"/></text:h>
      <text:p text:style-name="Standard">It is not necessary to follow the widely used convention about using plurals to name collections (like <text:span text:style-name="Source_20_Text">_players</text:span>). This works in the simplest cases only. If a collection is multi-dimentional or has a complex structure, it is impossible to describe this structure by naming anyway. Therefore it is better to use a good descriptive name even if it does not follow any convention.</text:p>
      <text:section text:style-name="Sect2" text:name="Section1">
        <text:h text:style-name="Heading_20_1" text:outline-level="1"><text:bookmark text:name="__RefHeading__1689_309845569"/>Guidelines For .NET Languages<text:bookmark-end text:name="__RefHeading__1689_309845569"/></text:h>
        <text:h text:style-name="Heading_20_2" text:outline-level="2"><text:bookmark text:name="__RefHeading__1691_309845569"/>Names of Namespaces<text:bookmark-end text:name="__RefHeading__1691_309845569"/></text:h>
        <text:p text:style-name="Standard">Use the following naming convention for namespaces:</text:p>
        <text:p text:style-name="Standard"><text:span text:style-name="Source_20_Text">&lt;producer&gt;.&lt;subnamespace&gt;...&lt;subnamespace&gt;</text:span></text:p>
        <text:p text:style-name="Standard">For example:</text:p>
        <text:p text:style-name="Standard"><text:span text:style-name="Source_20_Text">ai.pkr.stdpoker</text:span></text:p>
        <text:p text:style-name="Standard"><text:span text:style-name="Source_20_Text">ai.pkr.stdpoker.evaluators</text:span></text:p>
        <text:p text:style-name="Standard"><text:span text:style-name="Source_20_Text">ai.pkr.holdem</text:span></text:p>
        <text:p text:style-name="Standard"><text:span text:style-name="Source_20_Text">ai.pkr.pokerserver.core</text:span></text:p>
        <text:p text:style-name="Standard"><text:span text:style-name="Source_20_Text">ai.pkr.pokerserver.core.bots</text:span></text:p>
        <text:p text:style-name="Standard"><text:span text:style-name="Source_20_Text"/></text:p>
        <text:p text:style-name="Standard">Use lowercase for parts of names of namespaces.</text:p>
        <text:p text:style-name="Standard">There are 2 possible physical directory layouts for namespaces:</text:p>
        <text:p text:style-name="Standard"><text:span text:style-name="Strong_20_Emphasis">Layout without base directory:</text:span></text:p>
        <text:p text:style-name="Standard">The structure of physical directories on the disk and in the source control must correspond to the name of namespace. For instance, <text:s/>a class <text:span text:style-name="Source_20_Text">ai.pkr.pokerserver.bots.RaiserBot</text:span> must be placed into:</text:p>
        <text:p text:style-name="Standard"><text:span text:style-name="Source_20_Text">&lt;root&gt;/ai/pkr/pokerserver/</text:span><text:span text:style-name="Source_20_Text"><text:span text:style-name="T2">ai.pkr.pokerserver.</text:span></text:span><text:span text:style-name="Source_20_Text">csproj</text:span></text:p>
        <text:p text:style-name="Standard"><text:span text:style-name="Source_20_Text">&lt;root&gt;/ai/pkr/pokerserver/bots/RaiserBot.cs</text:span></text:p>
        <text:p text:style-name="Standard">This layout is also used in Java and supported by Java tools. Its drawback is that in simple projects it leads a to a long list of nested directories instead of a directory tree, because each directory has only one child.</text:p>
        <text:p text:style-name="Standard"><text:span text:style-name="Strong_20_Emphasis"><text:span text:style-name="T2">Layout with base directory:</text:span></text:span></text:p>
        <text:p text:style-name="P11">This layout contains a base directory in format &lt;producer&gt;.&lt;subnamespace&gt;...&lt;subnamespace&gt; and then a directory structure correponding to nested namespaces.</text:p>
        <text:p text:style-name="Standard"><text:span text:style-name="Source_20_Text"><text:span text:style-name="T2">&lt;root&gt;ai.pkr.pokerserver/ai.pkr.pokerserver.csproj</text:span></text:span></text:p>
        <text:p text:style-name="Standard"><text:span text:style-name="Source_20_Text"><text:span text:style-name="T2">&lt;root&gt;ai.pkr.pokerserver/bots/RaiserBot.cs</text:span></text:span></text:p>
        <text:p text:style-name="P11">This layout is more compact for small projects and better supported by Visual Studio.</text:p>
        <text:h text:style-name="Heading_20_2" text:outline-level="2"><text:bookmark text:name="__RefHeading__1693_309845569"/>Names of Assemblies<text:bookmark-end text:name="__RefHeading__1693_309845569"/></text:h>
        <text:p text:style-name="Standard">Assemblies (DLL or executable) can be installed in an environment with wide variety of other software installed. Therefore they must follow a naming convention that reduces the likelyhood of name collision.</text:p>
        <text:p text:style-name="Standard">Use the following naming convention for assemblies:</text:p>
        <text:p text:style-name="Standard"><text:span text:style-name="Source_20_Text">&lt;producer&gt;.&lt;product/technology&gt;.&lt;component&gt;.ext</text:span></text:p>
        <text:p text:style-name="Standard">An assembly can contain multiple namespaces. On the other hand, a namespace can span over multiple assemblies:</text:p>
        <table:table table:name="Table6" table:style-name="Table6">
          <table:table-column table:style-name="Table6.A"/>
          <text:soft-page-break/>
          <table:table-row>
            <table:table-cell table:style-name="Table6.A1" office:value-type="string">
              <text:p text:style-name="Standard"><text:span text:style-name="Source_20_Text">namespace ai</text:span></text:p>
              <text:p text:style-name="Standard"><text:span text:style-name="Source_20_Text">{</text:span></text:p>
              <text:p text:style-name="Standard"><text:span text:style-name="Source_20_Text"><text:s text:c="4"/>namepace pkr</text:span></text:p>
              <text:p text:style-name="Standard"><text:span text:style-name="Source_20_Text"><text:s text:c="4"/>{</text:span></text:p>
              <text:p text:style-name="Standard"><text:span text:style-name="Source_20_Text"><text:s text:c="8"/>namespace stdpoker</text:span></text:p>
              <text:p text:style-name="Standard"><text:span text:style-name="Source_20_Text"><text:s text:c="8"/>{</text:span></text:p>
              <text:p text:style-name="Standard"><text:span text:style-name="Source_20_Text"><text:s text:c="12"/>ai.pkr.stdpoker.dll</text:span></text:p>
              <text:p text:style-name="Standard"><text:span text:style-name="Source_20_Text"><text:s text:c="12"/>[</text:span></text:p>
              <text:p text:style-name="Standard"><text:span text:style-name="Source_20_Text"><text:s text:c="16"/>namespace evaluators {}</text:span></text:p>
              <text:p text:style-name="Standard"><text:span text:style-name="Source_20_Text"><text:s text:c="16"/>namespace enumerators {}</text:span></text:p>
              <text:p text:style-name="Standard"><text:span text:style-name="Source_20_Text"><text:s text:c="12"/>]</text:span></text:p>
              <text:p text:style-name="P25"><text:span text:style-name="Source_20_Text"><text:s text:c="19"/>ai.pkr.stdpoker.tables</text:span></text:p>
              <text:p text:style-name="P25"><text:span text:style-name="Source_20_Text"><text:s text:c="19"/>[</text:span></text:p>
              <text:p text:style-name="P25"><text:span text:style-name="Source_20_Text"><text:s text:c="22"/>namespace tables{}</text:span></text:p>
              <text:p text:style-name="P25"><text:span text:style-name="Source_20_Text"><text:s text:c="19"/>]</text:span></text:p>
              <text:p text:style-name="P25"><text:span text:style-name="Source_20_Text"><text:s text:c="15"/>}</text:span></text:p>
              <text:p text:style-name="P25"><text:span text:style-name="Source_20_Text"><text:s text:c="11"/>}</text:span></text:p>
              <text:p text:style-name="Standard"><text:span text:style-name="Source_20_Text">}</text:span></text:p>
            </table:table-cell>
          </table:table-row>
        </table:table>
        <text:p text:style-name="Standard"/>
        <text:p text:style-name="Standard">As a rule, an assembly has a single root namespace. Its name should be used as assembly name.</text:p>
        <text:p text:style-name="Standard">An important exceptions are executables (tools) that intended to be called by the user. They should have short names that are easy to memorize and fast to type. Take into account that such a name can already be in use. It <text:s/>is recommended to use lower case. </text:p>
        <text:p text:style-name="Standard"><text:span text:style-name="Source_20_Text">pokerserver.exe</text:span></text:p>
        <text:p text:style-name="Standard"><text:span text:style-name="Source_20_Text">chartview.exe</text:span></text:p>
        <text:p text:style-name="Text_20_body">A hyphen can be use to separate words in such a name, especially if some logical grouping of tools exists:</text:p>
        <text:p text:style-name="Text_20_body"><text:span text:style-name="Source_20_Text">strategy-create.exe</text:span></text:p>
        <text:p text:style-name="Text_20_body"><text:span text:style-name="Source_20_Text">strategy-update.exe</text:span></text:p>
        <text:p text:style-name="Text_20_body"><text:span text:style-name="Source_20_Text">strategy-finalize.exe</text:span></text:p>
        <text:p text:style-name="Standard">Names of namespaces within such tools should nevertheless follow the standard rules for namespaces, for instance.:</text:p>
        <text:p text:style-name="Standard"><text:span text:style-name="Source_20_Text">ai.pkr.pokerserver in poker-server.exe</text:span></text:p>
        <text:h text:style-name="Heading_20_2" text:outline-level="2"><text:bookmark text:name="__RefHeading__1695_309845569"/>Visual Studio Solutions and Projects<text:bookmark-end text:name="__RefHeading__1695_309845569"/></text:h>
        <text:p text:style-name="Standard">Use lowercase for solution names. The file of the solution must have the same name as the solution itself. The structure of solution folders in not defined. Do not to overuse solutions, it is difficult to work with them if they contain too many project.</text:p>
        <text:p text:style-name="Standard">The name of the project as well as the name of its file must correspond to the directory structure (either with base or without a base directory) and use dot as a delimiter. Each part of the name should use lowercase. For example:</text:p>
        <text:p text:style-name="Standard"><text:span text:style-name="Strong_20_Emphasis">Without base directory:</text:span></text:p>
        <text:p text:style-name="Standard"><text:span text:style-name="Source_20_Text">&lt;root&gt;/ai/pkr/holdem/ai.pkr.holdem.csproj</text:span></text:p>
        <text:p text:style-name="Standard"><text:span text:style-name="Source_20_Text">&lt;root&gt;/ai/pkr/holdem/tables/ai.pkr.holdem.tables.csproj</text:span></text:p>
        <text:p text:style-name="Standard"><text:span text:style-name="Strong_20_Emphasis">With base directory:</text:span></text:p>
        <text:p text:style-name="Standard"><text:span text:style-name="Source_20_Text">&lt;root&gt;/ai.pkr.holdem.tables/ai.pkr.holdem.tables.csproj</text:span></text:p>
        <text:p text:style-name="Standard"><text:soft-page-break/><text:span text:style-name="Source_20_Text">&lt;root&gt;/ai.pkr.holdem.tables/ai.pkr.holdem.tables.csproj</text:span></text:p>
        <text:p text:style-name="Standard">The structure of folders in the project itself should be the same as the structure of namespaces and the structure of the physical folders starting from the location of the project file. Visual Studio has automatic support for this requirement.</text:p>
        <text:h text:style-name="Heading_20_2" text:outline-level="2"><text:bookmark text:name="__RefHeading__1942_309845569"/>Creating a Visual Studio Solution with Maven<text:bookmark-end text:name="__RefHeading__1942_309845569"/></text:h>
        <text:p text:style-name="Standard">To create a BDS-style Visual Studio Solution, use maven archetype <text:span text:style-name="Source_20_Text">ai.bds:package-net</text:span>:</text:p>
        <text:p text:style-name="Standard"><text:span text:style-name="Source_20_Text">mvn archetype:create -DarchetypeGroupId=ai.bds -DarchetypeArtifactId=package-net -DarchetypeVersion=&lt;current-version&gt; -DgroupId=&lt;your-group-id&gt; -DartifactId=&lt;your-artifact-id&gt; </text:span></text:p>
        <text:h text:style-name="Heading_20_2" text:outline-level="2"><text:bookmark text:name="__RefHeading__1697_309845569"/>Source Files<text:bookmark-end text:name="__RefHeading__1697_309845569"/></text:h>
        <text:p text:style-name="Standard">A source file must contain at most one public (or “main” internal) class. Its name must correspond to the name of this class.</text:p>
        <text:p text:style-name="Standard">Use PascalCase for classes, interfaces, functions, properties, public or internal fields, enums and type parameters. </text:p>
        <text:p text:style-name="Standard">Use camelCase for protected or private members, local variables and function arguments. </text:p>
        <text:p text:style-name="Standard">UPPER_CASE can be used for private constants.</text:p>
        <text:h text:style-name="Heading_20_3" text:outline-level="3"><text:bookmark text:name="__RefHeading__1699_309845569"/>Prefixes<text:bookmark-end text:name="__RefHeading__1699_309845569"/></text:h>
        <text:p text:style-name="Standard">Prefix _ can be used for private fields, e.g. _startTime.</text:p>
        <text:p text:style-name="Standard">Prefix I must be used for interfaces, e.g. ITree.</text:p>
        <text:p text:style-name="Standard">Prefix T must be used for type parameters in generic classes: class Tree&lt;TNode&gt;.</text:p>
        <text:h text:style-name="Heading_20_2" text:outline-level="2"><text:bookmark text:name="__RefHeading__2074_1069754261"/>Standard Object Methods<text:bookmark-end text:name="__RefHeading__2074_1069754261"/></text:h>
        <text:h text:style-name="Heading_20_3" text:outline-level="3"><text:bookmark text:name="__RefHeading__2076_1069754261"/>ToString()<text:bookmark-end text:name="__RefHeading__2076_1069754261"/></text:h>
        <text:p text:style-name="Standard"><text:span text:style-name="Source_20_Text">ToString()</text:span> method is usually used for debugging and is subject to change without notice in future versions. If a class has a string representation, it should be done as a separate method or the class should implement <text:span text:style-name="Source_20_Text">IFormattable</text:span>.</text:p>
        <text:h text:style-name="Heading_20_2" text:outline-level="2"><text:bookmark text:name="__RefHeading__2046_1315603159"/>Documentation<text:bookmark-end text:name="__RefHeading__2046_1315603159"/></text:h>
        <text:p text:style-name="Standard">Regular .NET documentation should be used throughout the projects.</text:p>
        <text:h text:style-name="Heading_20_3" text:outline-level="3"><text:bookmark text:name="__RefHeading__2048_1315603159"/>Documentation for namespaces<text:bookmark-end text:name="__RefHeading__2048_1315603159"/></text:h>
        <text:p text:style-name="Standard">To document a namespace, create a special class NamespaceDoc in this namespace:</text:p>
        <text:p text:style-name="Standard"><text:span text:style-name="Source_20_Text"><text:span text:style-name="T4">namespace</text:span></text:span><text:span text:style-name="Source_20_Text"><text:span text:style-name="T2"> ai.pkr.metastrategy</text:span></text:span></text:p>
        <text:p text:style-name="P12"><text:span text:style-name="Source_20_Text">{</text:span></text:p>
        <text:p text:style-name="P13"><text:span text:style-name="Source_20_Text"><text:span text:style-name="T2"><text:s text:c="4"/></text:span></text:span><text:span text:style-name="Source_20_Text"><text:span text:style-name="T6">///</text:span></text:span><text:span text:style-name="Source_20_Text"><text:span text:style-name="T7"> </text:span></text:span><text:span text:style-name="Source_20_Text"><text:span text:style-name="T6">&lt;summary&gt;</text:span></text:span></text:p>
        <text:p text:style-name="P13"><text:span text:style-name="Source_20_Text"><text:span text:style-name="T2"><text:s text:c="4"/></text:span></text:span><text:span text:style-name="Source_20_Text"><text:span text:style-name="T6">///</text:span></text:span><text:span text:style-name="Source_20_Text"><text:span text:style-name="T7"> This namespace contains ...</text:span></text:span></text:p>
        <text:p text:style-name="P13"><text:span text:style-name="Source_20_Text"><text:span text:style-name="T2"><text:s text:c="4"/></text:span></text:span><text:span text:style-name="Source_20_Text"><text:span text:style-name="T6">///</text:span></text:span><text:span text:style-name="Source_20_Text"><text:span text:style-name="T7"> </text:span></text:span><text:span text:style-name="Source_20_Text"><text:span text:style-name="T6">&lt;/summary&gt;</text:span></text:span></text:p>
        <text:p text:style-name="P13"><text:span text:style-name="Source_20_Text"><text:span text:style-name="T2"><text:s text:c="4"/></text:span></text:span><text:span text:style-name="Source_20_Text"><text:span text:style-name="T4">public</text:span></text:span><text:span text:style-name="Source_20_Text"><text:span text:style-name="T2"> </text:span></text:span><text:span text:style-name="Source_20_Text"><text:span text:style-name="T4">static</text:span></text:span><text:span text:style-name="Source_20_Text"><text:span text:style-name="T2"> </text:span></text:span><text:span text:style-name="Source_20_Text"><text:span text:style-name="T4">class</text:span></text:span><text:span text:style-name="Source_20_Text"><text:span text:style-name="T2"> </text:span></text:span><text:span text:style-name="Source_20_Text"><text:span text:style-name="T5">NamespaceDoc</text:span></text:span></text:p>
        <text:p text:style-name="P12"><text:span text:style-name="Source_20_Text"><text:s text:c="4"/>{</text:span></text:p>
        <text:p text:style-name="P12"><text:span text:style-name="Source_20_Text"><text:s text:c="4"/>}</text:span></text:p>
        <text:p text:style-name="P13"><text:span text:style-name="Source_20_Text"><text:span text:style-name="T2">}</text:span></text:span></text:p>
        <text:p text:style-name="Standard">This documentation can be used as is and can also be supported by some tools (see http://stackoverflow.com/questions/793210/c-xml-documentation-for-a-namespace).</text:p>
        <text:h text:style-name="Heading_20_2" text:outline-level="2"><text:bookmark text:name="__RefHeading__1701_309845569"/><text:soft-page-break/>NUnit<text:bookmark-end text:name="__RefHeading__1701_309845569"/></text:h>
        <text:p text:style-name="Standard">NUnit is a great test framework for .NET languages and will be widely used in development and host-testing.</text:p>
        <text:p text:style-name="Standard">It is recommended to put NUnit tests in a separate VS projects, named using the following convention:</text:p>
        <text:p text:style-name="Standard"><text:span text:style-name="Source_20_Text">&lt;main.project.name&gt;.nunit.csproj</text:span></text:p>
        <text:p text:style-name="Standard">A test fixture for a class schould be named like this: <text:span text:style-name="Source_20_Text">&lt;ClassName&gt;_Test</text:span>.</text:p>
        <text:p text:style-name="Standard">A test in a fixture should be named as following: <text:span text:style-name="Source_20_Text">Test_&lt;DescriptiveName&gt;</text:span>.</text:p>
        <text:p text:style-name="Standard">We will use NUnit category mechanism to control execution of the tests. As most of the tests should always be executed, the categories will be used mainly for exclusion of specific test groups.</text:p>
        <table:table table:name="Table12" table:style-name="Table12">
          <table:table-column table:style-name="Table12.A"/>
          <table:table-column table:style-name="Table12.B"/>
          <table:table-row>
            <table:table-cell table:style-name="Table12.A1" office:value-type="string">
              <text:p text:style-name="P25">LongRunning</text:p>
            </table:table-cell>
            <table:table-cell table:style-name="Table12.B1" office:value-type="string">
              <text:p text:style-name="P25">Long-running tests, will be usually excluded from automated testing</text:p>
            </table:table-cell>
          </table:table-row>
          <table:table-row>
            <table:table-cell table:style-name="Table12.A2" office:value-type="string">
              <text:p text:style-name="P25">Benchmark</text:p>
            </table:table-cell>
            <table:table-cell table:style-name="Table12.B2" office:value-type="string">
              <text:p text:style-name="P25">These test do not verify anything, they measure performance, so they will be excluded from automated testing.</text:p>
            </table:table-cell>
          </table:table-row>
        </table:table>
        <text:p text:style-name="Beschriftung">Table <text:sequence text:ref-name="refTable0" text:name="Table" text:formula="ooow:Table+1" style:num-format="1">1</text:sequence>.<text:span text:style-name="T1"> NUnit Categories</text:span></text:p>
        <text:h text:style-name="Heading_20_1" text:outline-level="1"><text:bookmark text:name="__RefHeading__5829_1330113578"/>Guidelines for Command-Line Tools<text:bookmark-end text:name="__RefHeading__5829_1330113578"/></text:h>
        <text:p text:style-name="Standard">Command-line tools should be a command-line interface to just one function or a class. Do not try to combine to much functionality in one tool, it is difficult to develop and to understand and can have problems with adding new features in future. It is better to create multiple simple tools as one big complex monster.</text:p>
        <text:p text:style-name="Standard">Command-line tools written in all languages should use a command-line sytax similar to the one supported in <text:span text:style-name="Source_20_Text">ai.lib.utils.CommandLine</text:span>. This requirement aims to make it easy to remember command-line parameters of various tools.</text:p>
        <text:p text:style-name="Standard">Usage of short names of command-line parameters should be reserver for boolean flags, as it allows to combine them in one string: <text:span text:style-name="Source_20_Text">-abc</text:span>.</text:p>
        <text:p text:style-name="Standard">Parameters with the same semantic in a tool family should have the same name, for example, in all poker tools the game definition should be called <text:span text:style-name="Source_20_Text">--game-def</text:span>.</text:p>
        <text:p text:style-name="Standard">By default, a command-line tool should write it's verbose output to <text:span text:style-name="Source_20_Text">stdout</text:span>, and error output to <text:span text:style-name="Source_20_Text">stderr</text:span>. </text:p>
        <text:p text:style-name="Standard">A command-line tool should return 0 in case of success and another application-dependent value in case of error.</text:p>
        <text:p text:style-name="Standard"/>
        <text:h text:style-name="Heading_20_1" text:outline-level="1"><text:bookmark text:name="__RefHeading__2698_2061744669"/>Design Guidelines <text:bookmark-end text:name="__RefHeading__2698_2061744669"/></text:h>
        <text:h text:style-name="Heading_20_2" text:outline-level="2"><text:bookmark text:name="__RefHeading__2700_2061744669"/>Multithreading<text:bookmark-end text:name="__RefHeading__2700_2061744669"/></text:h>
        <text:p text:style-name="Standard"/>
        <text:p text:style-name="P25"><text:tab/>To utilize modern computing power, it is important to write parallelizable code. To achive that, functions have to be thread-safe (aka re-entrant). Let's define a strict thread-safe function as an instance, static or global function that can be safely called from multiple threads regardless which parameters are used. For an instance method that means that multiple threads can access the same object safely. Let's define a weak thread-safe function as an instance method that is thread-safe if called from different threads for different instances of the class.</text:p>
        <text:p text:style-name="P25">Strict thread-safety can be achieved by avoiding usage of instance or global data. Weak thread-safety can be achieved by avoiding usage of global data.</text:p>
        <text:p text:style-name="P25">Of course both levels of thread-safety can be achieved by synchronization mechanisms. The drawback of synchronization is that it is in general slower.</text:p>
        <text:h text:style-name="Heading_20_1" text:outline-level="1"><text:bookmark text:name="__RefHeading__1703_309845569"/>Build and Distribution System<text:bookmark-end text:name="__RefHeading__1703_309845569"/></text:h>
        <text:h text:style-name="Heading_20_2" text:outline-level="2"><text:bookmark text:name="__RefHeading__1705_309845569"/>Requirements to Build and Distribution System<text:bookmark-end text:name="__RefHeading__1705_309845569"/></text:h>
        <text:p text:style-name="Standard">Our goal is to create a powerful build and distribution system. The system must automate routine jobs and let us concentrate on the intellectual part of software development.</text:p>
        <text:p text:style-name="Standard">Let's start from defining <text:span text:style-name="Strong_20_Emphasis">requirements to the build system</text:span>:</text:p>
        <text:list xml:id="list35408343" text:style-name="L2">
          <text:list-item>
            <text:p text:style-name="P39">A package must contain information about its dependencies that is human- and machine-understandable. It must be possible to refer to a specific version of a package.</text:p>
          </text:list-item>
          <text:list-item>
            <text:p text:style-name="P39">It must be possible to check-out and build a package with a single command, specifying the name of the package and its version. </text:p>
          </text:list-item>
          <text:list-item>
            <text:p text:style-name="P39">All dependencies (and dependencies of dependencies) of the package must be automatically resolved by the build system</text:p>
          </text:list-item>
          <text:list-item>
            <text:p text:style-name="P39">It must be possible to use a development snapshot as a dependency (without having to make a versioned release)</text:p>
          </text:list-item>
          <text:list-item>
            <text:p text:style-name="P39">It must be possible to execute unit-tests during build</text:p>
          </text:list-item>
          <text:list-item>
            <text:p text:style-name="P39">It must be possible to run build targets for quick tests without having to install them in a regular way.</text:p>
          </text:list-item>
          <text:list-item>
            <text:p text:style-name="P39">It must be possible to istall packages on the development host from the local repository to test them locally before deploying them on the deployment repository.</text:p>
          </text:list-item>
        </text:list>
        <text:p text:style-name="Standard"><text:span text:style-name="Strong_20_Emphasis">Requirements to the distribution system</text:span>:</text:p>
        <text:list xml:id="list35405963" text:style-name="L3">
          <text:list-item>
            <text:p text:style-name="P40">A package must contain information about its dependencies. The information about build dependencies should be used if a build dependency is also a run-time dependency.</text:p>
          </text:list-item>
          <text:list-item>
            <text:p text:style-name="P40">It must be possible to install a package on a user machine with a single command, specifying the name of the package and its version.</text:p>
          </text:list-item>
          <text:list-item>
            <text:p text:style-name="P40">All dependencies (and dependencies of dependencies) must of the package must be automatically resolved by the distribution system.</text:p>
          </text:list-item>
          <text:list-item>
            <text:p text:style-name="P40">It must be possible to install and run a development snapshot without having to wait for a versioned release.</text:p>
          </text:list-item>
          <text:list-item>
            <text:p text:style-name="P40">It must be possible to install and run integration tests.</text:p>
          </text:list-item>
          <text:list-item>
            <text:p text:style-name="P40">It must be possible to install multiple versions of the same package.</text:p>
          </text:list-item>
        </text:list>
        <text:p text:style-name="Standard">It can be seen that the requirements to the distribution system resemble the requirement to the build system. Maven is a good and extensible build system and we will use it for our distribution system as well.</text:p>
        <text:p text:style-name="Standard">Maven uses the term <text:span text:style-name="Emphasis">install</text:span> for copying the package targets to the local repository. We will use this term mostly to describe the installation of the packages on the machine of the user.</text:p>
        <text:h text:style-name="Heading_20_2" text:outline-level="2"><text:bookmark text:name="__RefHeading__1707_309845569"/>Maven Groups and Artifacts<text:bookmark-end text:name="__RefHeading__1707_309845569"/></text:h>
        <text:p text:style-name="Standard">Maven groups allow hierarchical structure. The following convention should be used:</text:p>
        <text:p text:style-name="Standard">&lt;producername&gt;.&lt;subgroupname&gt;....&lt;subgroupname&gt;.</text:p>
        <text:p text:style-name="Standard">Use lowercase for these names.</text:p>
        <text:p text:style-name="Standard"><text:span text:style-name="Strong_20_Emphasis">Examples:</text:span></text:p>
        <table:table table:name="Table2" table:style-name="Table2">
          <table:table-column table:style-name="Table2.A"/>
          <table:table-column table:style-name="Table2.B"/>
          <text:soft-page-break/>
          <table:table-row>
            <table:table-cell table:style-name="Table2.A1" office:value-type="string">
              <text:p text:style-name="P25">ai.pkr</text:p>
            </table:table-cell>
            <table:table-cell table:style-name="Table2.B1" office:value-type="string">
              <text:p text:style-name="P25">Poker-related software</text:p>
            </table:table-cell>
          </table:table-row>
          <table:table-row>
            <table:table-cell table:style-name="Table2.A2" office:value-type="string">
              <text:p text:style-name="P25">ai.doc</text:p>
            </table:table-cell>
            <table:table-cell table:style-name="Table2.B2" office:value-type="string">
              <text:p text:style-name="P25">Documentation</text:p>
            </table:table-cell>
          </table:table-row>
          <table:table-row>
            <table:table-cell table:style-name="Table2.A2" office:value-type="string">
              <text:p text:style-name="P25">ai.examples</text:p>
            </table:table-cell>
            <table:table-cell table:style-name="Table2.B2" office:value-type="string">
              <text:p text:style-name="P25">Examples</text:p>
            </table:table-cell>
          </table:table-row>
          <table:table-row>
            <table:table-cell table:style-name="Table2.A2" office:value-type="string">
              <text:p text:style-name="P25">ai.net.libraries</text:p>
            </table:table-cell>
            <table:table-cell table:style-name="Table2.B2" office:value-type="string">
              <text:p text:style-name="P25">Libraries for .Net</text:p>
            </table:table-cell>
          </table:table-row>
          <table:table-row>
            <table:table-cell table:style-name="Table2.A2" office:value-type="string">
              <text:p text:style-name="P25">ai.protos</text:p>
            </table:table-cell>
            <table:table-cell table:style-name="Table2.B2" office:value-type="string">
              <text:p text:style-name="P25">Prototypes</text:p>
            </table:table-cell>
          </table:table-row>
        </table:table>
        <text:p text:style-name="Beschriftung">Table <text:sequence text:ref-name="refTable1" text:name="Table" text:formula="ooow:Table+1" style:num-format="1">2</text:sequence>.<text:span text:style-name="T1"> Examples of Maven Groups</text:span></text:p>
        <text:p text:style-name="Standard">A package is a Maven artifact. Use lowercase for packages names, e.g. pokerserver, metagame.</text:p>
        <text:p text:style-name="Standard">In general, names of namespaces should (partially) match the names of Maven groups and aritfacts, for example:</text:p>
        <text:p text:style-name="Standard">Maven group <text:span text:style-name="Source_20_Text">ai.pkr</text:span>, artifact <text:span text:style-name="Source_20_Text">metagame</text:span> contains namespaces:</text:p>
        <text:p text:style-name="Standard"><text:span text:style-name="Source_20_Text">namespace ai</text:span></text:p>
        <text:p text:style-name="Standard"><text:span text:style-name="Source_20_Text">{</text:span></text:p>
        <text:p text:style-name="Standard"><text:span text:style-name="Source_20_Text"><text:s text:c="4"/>namespace pkr</text:span></text:p>
        <text:p text:style-name="Standard"><text:span text:style-name="Source_20_Text"><text:s text:c="4"/>{</text:span></text:p>
        <text:p text:style-name="Standard"><text:span text:style-name="Source_20_Text"><text:s text:c="9"/>namespace metagame </text:span></text:p>
        <text:p text:style-name="Standard"><text:span text:style-name="Source_20_Text"><text:s text:c="9"/>{</text:span></text:p>
        <text:p text:style-name="Standard"><text:span text:style-name="Source_20_Text"><text:s text:c="13"/>namespace bucketing {}</text:span></text:p>
        <text:p text:style-name="Standard"><text:span text:style-name="Source_20_Text"><text:s text:c="13"/>namespace deck {}</text:span></text:p>
        <text:p text:style-name="Standard"><text:span text:style-name="Source_20_Text"><text:s text:c="9"/>}</text:span></text:p>
        <text:p text:style-name="Standard"><text:span text:style-name="Source_20_Text"><text:s text:c="4"/>}</text:span></text:p>
        <text:p text:style-name="Standard"><text:span text:style-name="Source_20_Text">}</text:span></text:p>
        <text:p text:style-name="Standard">Avoid using dots in artifact IDs. This can lead to a mess in the directory structure of a Maven repository. It is better to use a hyphen to separate words in a name, for example <text:span text:style-name="Source_20_Text">holdem-strategy</text:span>. In this case the name of namespace will have an underscore (<text:span text:style-name="Source_20_Text">holdem_strategy</text:span>) in it, which is a little ugly, but we can live with it.</text:p>
        <text:h text:style-name="Heading_20_2" text:outline-level="2"><text:bookmark text:name="__RefHeading__1709_309845569"/>SC Directory Structure<text:bookmark-end text:name="__RefHeading__1709_309845569"/></text:h>
        <text:p text:style-name="Standard">Structure of folders in SC should reflect Maven grouping and artifact naming.</text:p>
        <text:p text:style-name="Standard"><text:span text:style-name="Strong_20_Emphasis">Example:</text:span></text:p>
        <text:p text:style-name="Standard">Maven group <text:span text:style-name="Source_20_Text">ai.pkr</text:span>, package (artifact) <text:span text:style-name="Source_20_Text">holdem</text:span> resides in <text:span text:style-name="Source_20_Text">&lt;sc root&gt;/ai/pkr/holdem</text:span>. </text:p>
        <text:p text:style-name="Standard">The package folder will contain a standard SC folder structure (e.g. trunk, tags and branches).</text:p>
        <text:h text:style-name="Heading_20_2" text:outline-level="2"><text:bookmark text:name="__RefHeading__1711_309845569"/>Directory Layout of a Package<text:bookmark-end text:name="__RefHeading__1711_309845569"/></text:h>
        <text:p text:style-name="Standard">Maven standard directory layout should be used, unless some environment suggests another layout. <text:s/></text:p>
        <table:table table:name="Table5" table:style-name="Table5">
          <table:table-column table:style-name="Table5.A"/>
          <table:table-column table:style-name="Table5.B"/>
          <table:table-row>
            <table:table-cell table:style-name="Table5.A1" office:value-type="string">
              <text:p text:style-name="P27"><text:span text:style-name="Source_20_Text">src/main/java </text:span></text:p>
            </table:table-cell>
            <table:table-cell table:style-name="Table5.B1" office:value-type="string">
              <text:p text:style-name="P27">Sources in Java</text:p>
            </table:table-cell>
          </table:table-row>
          <table:table-row>
            <table:table-cell table:style-name="Table5.A2" office:value-type="string">
              <text:p text:style-name="P27"><text:span text:style-name="Source_20_Text">src/main/net </text:span></text:p>
            </table:table-cell>
            <table:table-cell table:style-name="Table5.B2" office:value-type="string">
              <text:p text:style-name="P27">Sources in C# or another .NET language</text:p>
            </table:table-cell>
          </table:table-row>
          <table:table-row>
            <table:table-cell table:style-name="Table5.A2" office:value-type="string">
              <text:p text:style-name="P27"><text:span text:style-name="Source_20_Text">src/main/another-language</text:span></text:p>
            </table:table-cell>
            <table:table-cell table:style-name="Table5.B2" office:value-type="string">
              <text:p text:style-name="P27">Sources in another language</text:p>
            </table:table-cell>
          </table:table-row>
          <table:table-row>
            <table:table-cell table:style-name="Table5.A2" office:value-type="string">
              <text:p text:style-name="P27"><text:span text:style-name="Source_20_Text">src/main/resources </text:span></text:p>
            </table:table-cell>
            <table:table-cell table:style-name="Table5.B2" office:value-type="string">
              <text:p text:style-name="P27">Resource files</text:p>
            </table:table-cell>
          </table:table-row>
          <table:table-row>
            <table:table-cell table:style-name="Table5.A2" office:value-type="string">
              <text:p text:style-name="P27"><text:span text:style-name="Source_20_Text">src/main/assembly </text:span></text:p>
            </table:table-cell>
            <table:table-cell table:style-name="Table5.B2" office:value-type="string">
              <text:p text:style-name="P27">Assembly descriptors</text:p>
            </table:table-cell>
          </table:table-row>
          <table:table-row>
            <table:table-cell table:style-name="Table5.A2" office:value-type="string">
              <text:p text:style-name="P27"><text:span text:style-name="Source_20_Text">src/main/config </text:span></text:p>
            </table:table-cell>
            <table:table-cell table:style-name="Table5.B2" office:value-type="string">
              <text:p text:style-name="P27">Configuration files</text:p>
            </table:table-cell>
          </table:table-row>
          <text:soft-page-break/>
          <table:table-row>
            <table:table-cell table:style-name="Table5.A2" office:value-type="string">
              <text:p text:style-name="P27"><text:span text:style-name="Source_20_Text">src/test/java </text:span></text:p>
            </table:table-cell>
            <table:table-cell table:style-name="Table5.B2" office:value-type="string">
              <text:p text:style-name="P27">Test sources in Java</text:p>
            </table:table-cell>
          </table:table-row>
          <table:table-row>
            <table:table-cell table:style-name="Table5.A2" office:value-type="string">
              <text:p text:style-name="P27"><text:span text:style-name="Source_20_Text">src/test/net</text:span></text:p>
            </table:table-cell>
            <table:table-cell table:style-name="Table5.B2" office:value-type="string">
              <text:p text:style-name="P27">Test sources in .NET languages</text:p>
            </table:table-cell>
          </table:table-row>
          <table:table-row>
            <table:table-cell table:style-name="Table5.A2" office:value-type="string">
              <text:p text:style-name="P27"><text:span text:style-name="Source_20_Text">src/test/another-language</text:span></text:p>
            </table:table-cell>
            <table:table-cell table:style-name="Table5.B2" office:value-type="string">
              <text:p text:style-name="P27">Test sources in another language</text:p>
            </table:table-cell>
          </table:table-row>
          <table:table-row>
            <table:table-cell table:style-name="Table5.A2" office:value-type="string">
              <text:p text:style-name="P27"><text:span text:style-name="Source_20_Text">src/test/resources</text:span></text:p>
            </table:table-cell>
            <table:table-cell table:style-name="Table5.B2" office:value-type="string">
              <text:p text:style-name="P27">Test resources</text:p>
            </table:table-cell>
          </table:table-row>
          <table:table-row>
            <table:table-cell table:style-name="Table5.A2" office:value-type="string">
              <text:p text:style-name="P27"><text:span text:style-name="Source_20_Text">src/test/resources/host-test.xml </text:span></text:p>
            </table:table-cell>
            <table:table-cell table:style-name="Table5.B2" office:value-type="string">
              <text:p text:style-name="P27">Host-test pom file</text:p>
            </table:table-cell>
          </table:table-row>
          <table:table-row>
            <table:table-cell table:style-name="Table5.A2" office:value-type="string">
              <text:p text:style-name="P27"><text:span text:style-name="Source_20_Text">target</text:span></text:p>
            </table:table-cell>
            <table:table-cell table:style-name="Table5.B2" office:value-type="string">
              <text:p text:style-name="P27">Base folder for build output</text:p>
            </table:table-cell>
          </table:table-row>
          <table:table-row>
            <table:table-cell table:style-name="Table5.A2" office:value-type="string">
              <text:p text:style-name="P27"><text:span text:style-name="Source_20_Text">target/dist</text:span></text:p>
            </table:table-cell>
            <table:table-cell table:style-name="Table5.B2" office:value-type="string">
              <text:p text:style-name="P27">Location of build artifacts (executables, dlls, configuration files, data files, etc). This directory should use standard host directory layout except <text:span text:style-name="Source_20_Text">bin</text:span> folder, which is replaced by folders for build configurations. This allows to run programs depending on the standard layout during development.</text:p>
              <text:p text:style-name="P27">Dependencies will also be unpacked into this directory.</text:p>
            </table:table-cell>
          </table:table-row>
          <table:table-row>
            <table:table-cell table:style-name="Table5.A2" office:value-type="string">
              <text:p text:style-name="P27"><text:span text:style-name="Source_20_Text">target/dist/${ai.build.config}</text:span></text:p>
            </table:table-cell>
            <table:table-cell table:style-name="Table5.B2" office:value-type="string">
              <text:p text:style-name="P27">Output path for the corresponding build configuration (e.g. Debug or Release). </text:p>
            </table:table-cell>
          </table:table-row>
          <table:table-row>
            <table:table-cell table:style-name="Table5.A2" office:value-type="string">
              <text:p text:style-name="P27">target/generated</text:p>
            </table:table-cell>
            <table:table-cell table:style-name="Table5.B2" office:value-type="string">
              <text:p text:style-name="P27">Generated sources are usually placed here</text:p>
            </table:table-cell>
          </table:table-row>
          <table:table-row>
            <table:table-cell table:style-name="Table5.A2" office:value-type="string">
              <text:p text:style-name="P27">target/test-reports</text:p>
            </table:table-cell>
            <table:table-cell table:style-name="Table5.B2" office:value-type="string">
              <text:p text:style-name="P27">Test reports</text:p>
            </table:table-cell>
          </table:table-row>
        </table:table>
        <text:p text:style-name="Beschriftung">Table <text:sequence text:ref-name="refTable2" text:name="Table" text:formula="ooow:Table+1" style:num-format="1">3</text:sequence>.<text:span text:style-name="T1"> Standard Directory Layout of a Package</text:span></text:p>
        <text:h text:style-name="Heading_20_2" text:outline-level="2"><text:bookmark text:name="__RefHeading__1713_309845569"/>Standard Host Directory Layout <text:bookmark-end text:name="__RefHeading__1713_309845569"/></text:h>
        <text:p text:style-name="Standard">To make it easy to pack and install build artifacts we define a standard directory layout for a host with <text:span text:style-name="Source_20_Text">$AI_HOME</text:span> pointing to its root:</text:p>
        <table:table table:name="Table10" table:style-name="Table10">
          <table:table-column table:style-name="Table10.A"/>
          <table:table-column table:style-name="Table10.B"/>
          <table:table-row>
            <table:table-cell table:style-name="Table10.A1" office:value-type="string">
              <text:p text:style-name="P27"><text:span text:style-name="Source_20_Text">bin</text:span></text:p>
            </table:table-cell>
            <table:table-cell table:style-name="Table10.B1" office:value-type="string">
              <text:p text:style-name="P27">Executable files (exe, dll, scripts). Add it to the $PATH.</text:p>
            </table:table-cell>
          </table:table-row>
          <table:table-row>
            <table:table-cell table:style-name="Table10.A2" office:value-type="string">
              <text:p text:style-name="P27"><text:span text:style-name="Teletype">data</text:span></text:p>
            </table:table-cell>
            <table:table-cell table:style-name="Table10.B2" office:value-type="string">
              <text:p text:style-name="P27">Constant data files used by applications, for example look-up tables, XSD schemata.</text:p>
              <text:p text:style-name="P31">It is recommended to create a directory structure with a versioned names for data files of a package:</text:p>
              <text:p text:style-name="P31"><text:span text:style-name="Source_20_Text">group.artifact.version</text:span></text:p>
              <text:p text:style-name="P31">and keep the data files with short names in this directory.</text:p>
            </table:table-cell>
          </table:table-row>
          <table:table-row>
            <table:table-cell table:style-name="Table10.A2" office:value-type="string">
              <text:p text:style-name="P27"><text:span text:style-name="Teletype">cfg</text:span></text:p>
            </table:table-cell>
            <table:table-cell table:style-name="Table10.B2" office:value-type="string">
              <text:p text:style-name="P27">Host-specific configuration files</text:p>
            </table:table-cell>
          </table:table-row>
          <table:table-row>
            <table:table-cell table:style-name="Table10.A2" office:value-type="string">
              <text:p text:style-name="P27"><text:span text:style-name="Teletype">test</text:span></text:p>
            </table:table-cell>
            <table:table-cell table:style-name="Table10.B2" office:value-type="string">
              <text:p text:style-name="P27">Test scripts to verify installed artifacts on the host</text:p>
            </table:table-cell>
          </table:table-row>
          <table:table-row>
            <table:table-cell table:style-name="Table10.A2" office:value-type="string">
              <text:p text:style-name="P31">inc</text:p>
            </table:table-cell>
            <table:table-cell table:style-name="Table10.B2" office:value-type="string">
              <text:p text:style-name="P31">C/C++ header files, they are used for development, and will be automatically distributed to the host as well.</text:p>
              <text:p text:style-name="P31">It is recommended to create directories for packages here.</text:p>
            </table:table-cell>
          </table:table-row>
          <table:table-row>
            <table:table-cell table:style-name="Table10.A2" office:value-type="string">
              <text:p text:style-name="P31">src</text:p>
            </table:table-cell>
            <table:table-cell table:style-name="Table10.B2" office:value-type="string">
              <text:p text:style-name="P31">Source files of any language, they are used for development, and will be automatically distributed to the host as well.</text:p>
              <text:p text:style-name="P31">It is recommended to create directories for packages here.</text:p>
            </table:table-cell>
          </table:table-row>
          <table:table-row>
            <table:table-cell table:style-name="Table10.A2" office:value-type="string">
              <text:p text:style-name="P31">lib</text:p>
            </table:table-cell>
            <table:table-cell table:style-name="Table10.B2" office:value-type="string">
              <text:p text:style-name="P31">Binary libraries (*.lib)</text:p>
            </table:table-cell>
          </table:table-row>
          <table:table-row>
            <table:table-cell table:style-name="Table10.A2" office:value-type="string">
              <text:p text:style-name="P31">var</text:p>
            </table:table-cell>
            <table:table-cell table:style-name="Table10.B2" office:value-type="string">
              <text:p text:style-name="P31">Temorary files, logs, test reports, etc.</text:p>
            </table:table-cell>
          </table:table-row>
          <table:table-row>
            <table:table-cell table:style-name="Table10.A2" office:value-type="string">
              <text:p text:style-name="P31">var/trace</text:p>
            </table:table-cell>
            <table:table-cell table:style-name="Table10.B2" office:value-type="string">
              <text:p text:style-name="P31">Trace files</text:p>
            </table:table-cell>
          </table:table-row>
          <text:soft-page-break/>
          <table:table-row>
            <table:table-cell table:style-name="Table10.A2" office:value-type="string">
              <text:p text:style-name="P31">var/test-output</text:p>
            </table:table-cell>
            <table:table-cell table:style-name="Table10.B2" office:value-type="string">
              <text:p text:style-name="P31">Output produced by tests, e.g. files created during tests. Test reports are placed separately.</text:p>
            </table:table-cell>
          </table:table-row>
        </table:table>
        <text:p text:style-name="Beschriftung"><text:span text:style-name="T1">Table </text:span><text:span text:style-name="T1"><text:sequence text:ref-name="refTable3" text:name="Table" text:formula="ooow:Table+1" style:num-format="1">4</text:sequence></text:span><text:span text:style-name="T1">. Standard Directory Layout of a User Installation</text:span></text:p>
        <text:p text:style-name="Standard"><text:span text:style-name="T1">Subsystems can create additional substructures in this structure to avoid name conflicts. An exception are executable and dll files. They should be placed to the </text:span><text:span text:style-name="Source_20_Text"><text:span text:style-name="T1">bin</text:span></text:span><text:span text:style-name="T1"> directory to allow dependency-resolution in runtime and running executables from the </text:span><text:span text:style-name="Source_20_Text"><text:span text:style-name="T1">$PATH</text:span></text:span><text:span text:style-name="T1">.</text:span></text:p>
        <table:table table:name="Table11" table:style-name="Table11">
          <table:table-column table:style-name="Table11.A"/>
          <table:table-column table:style-name="Table11.B"/>
          <table:table-row>
            <table:table-cell table:style-name="Table11.A1" office:value-type="string">
              <text:p text:style-name="P27"><text:span text:style-name="Source_20_Text">pkr</text:span></text:p>
            </table:table-cell>
            <table:table-cell table:style-name="Table11.B1" office:value-type="string">
              <text:p text:style-name="P27">The root of the poker-related stuff.</text:p>
            </table:table-cell>
          </table:table-row>
          <table:table-row>
            <table:table-cell table:style-name="Table11.A2" office:value-type="string">
              <text:p text:style-name="P27"><text:span text:style-name="Teletype">pkr/data</text:span></text:p>
            </table:table-cell>
            <table:table-cell table:style-name="Table11.B2" office:value-type="string">
              <text:p text:style-name="P27">Constant data like game definitions, XSD schemata, look-up tables.</text:p>
            </table:table-cell>
          </table:table-row>
          <table:table-row>
            <table:table-cell table:style-name="Table11.A2" office:value-type="string">
              <text:p text:style-name="P27"><text:span text:style-name="Teletype">pkr/bots</text:span></text:p>
            </table:table-cell>
            <table:table-cell table:style-name="Table11.B2" office:value-type="string">
              <text:p text:style-name="P27">Root for bots</text:p>
            </table:table-cell>
          </table:table-row>
        </table:table>
        <text:p text:style-name="Beschriftung"><text:span text:style-name="T1">Table </text:span><text:span text:style-name="T1"><text:sequence text:ref-name="refTable4" text:name="Table" text:formula="ooow:Table+1" style:num-format="1">5</text:sequence></text:span><text:span text:style-name="T1">. Standard Directory Layout of Poker-Related Applications</text:span></text:p>
        <text:h text:style-name="Heading_20_2" text:outline-level="2"><text:bookmark text:name="__RefHeading__1715_309845569"/>Third-Party Packages<text:bookmark-end text:name="__RefHeading__1715_309845569"/></text:h>
        <text:p text:style-name="Standard">Third-party packages are widely used in development. Examples are NUnit, ZedGraph and others. Small pacakages can be included in sources. If the sources are not available or too big, binary libraris can be used.</text:p>
        <text:p text:style-name="Standard">To use binary third-party packages in BSD, they have to be placed into Maven repository as zip-files, using the following convention:</text:p>
        <text:p text:style-name="Standard"><text:span text:style-name="Source_20_Text">ai.3rd-party.&lt;reversed-url&gt;:&lt;product&gt;</text:span></text:p>
        <text:p text:style-name="Standard">For example, NUnit is in:</text:p>
        <text:p text:style-name="Standard"><text:span text:style-name="Source_20_Text">ai.3rd-party.org.nunit:nunit</text:span></text:p>
        <text:p text:style-name="Standard">To install a third-party zip package into a local Maven repository, use the following command:</text:p>
        <text:p text:style-name="Standard"><text:span text:style-name="Source_20_Text">mvn install:install-file -Dfile=&lt;file-name&gt; -DgroupId=&lt;file-group-id&gt; -DartifactId=&lt;file-artifact-id&gt; -Dversion=&lt;file-version&gt; -Dpackaging=zip</text:span></text:p>
        <text:p text:style-name="Standard">To deploy a third-party zip package, do:</text:p>
        <text:p text:style-name="Standard"><text:span text:style-name="Source_20_Text">mvn deploy:deploy-file -Dfile=&lt;file-name&gt; -DgroupId=&lt;file-group-id&gt; -DartifactId=&lt;file-artifact-id&gt; -Dversion=&lt;file-version&gt; -Dpackaging=zip</text:span></text:p>
        <text:p text:style-name="Standard">Sometimes big packages (such as NUnit) have internal directory structure that are not compatible with BDS. In this case a redistributable package can be created. It will be used for both development and disribution.</text:p>
        <text:p text:style-name="Standard">To create a redistributable package:</text:p>
        <text:list xml:id="list35410103" text:style-name="L4">
          <text:list-item>
            <text:p text:style-name="P41">Unpack a normal 3rd-party package</text:p>
          </text:list-item>
          <text:list-item>
            <text:p text:style-name="P41">Copy all artifacts that are required for develompent and in run-time into a folder using the standard BDS directory layout (e.g. <text:span text:style-name="Source_20_Text">nuinit.framework.dll -&gt; mydir\bin\</text:span>) </text:p>
          </text:list-item>
          <text:list-item>
            <text:p text:style-name="P41">zip the content of the folder into a file name (e.g. nunit-redist.zip) (not including the folder itself, so that the directory layout in the zip are the same as in BDS).</text:p>
          </text:list-item>
          <text:list-item>
            <text:p text:style-name="P41">Install or deploy the file under the group <text:span text:style-name="Source_20_Text">&lt;product&gt;-redist</text:span> (e.g. <text:span text:style-name="Source_20_Text">nunit-redist</text:span>).</text:p>
            <text:p text:style-name="P51"/>
            <text:p text:style-name="P51">If it is necessary to put 3rd-party packages under source control, the directory layout defined by the group id and artifact id should be used.</text:p>
          </text:list-item>
        </text:list>
        <text:h text:style-name="Heading_20_2" text:outline-level="2"><text:bookmark text:name="__RefHeading__1717_309845569"/>An Example to Test the System<text:bookmark-end text:name="__RefHeading__1717_309845569"/></text:h>
        <text:p text:style-name="Standard">To illustrate and test our build and distribution system we create an example under group ai.examples.packages:</text:p>
        <table:table table:name="Table7" table:style-name="Table7">
          <table:table-column table:style-name="Table7.A"/>
          <table:table-column table:style-name="Table7.B"/>
          <table:table-row>
            <table:table-cell table:style-name="Table7.A1" office:value-type="string">
              <text:p text:style-name="P27"><text:span text:style-name="Source_20_Text">lib1</text:span></text:p>
            </table:table-cell>
            <table:table-cell table:style-name="Table7.B1" office:value-type="string">
              <text:p text:style-name="P27">A package containing:</text:p>
              <text:list xml:id="list35427543" text:style-name="L5">
                <text:list-item>
                  <text:p text:style-name="P56"><text:span text:style-name="Source_20_Text">ai.examples.packages.lib1.dll</text:span> without dependencies</text:p>
                </text:list-item>
              </text:list>
            </table:table-cell>
          </table:table-row>
          <table:table-row>
            <table:table-cell table:style-name="Table7.A2" office:value-type="string">
              <text:p text:style-name="P27"><text:span text:style-name="Source_20_Text">lib2</text:span><text:soft-page-break/></text:p>
            </table:table-cell>
            <table:table-cell table:style-name="Table7.B2" office:value-type="string">
              <text:p text:style-name="P27">A package containing:<text:soft-page-break/></text:p>
              <text:list xml:id="list35403338" text:style-name="L6">
                <text:list-item>
                  <text:p text:style-name="P57"><text:span text:style-name="Source_20_Text">ai.examples.packages.lib2.tables.exe – </text:span>a look-up table source generator</text:p>
                </text:list-item>
                <text:list-item>
                  <text:p text:style-name="P57"><text:span text:style-name="Source_20_Text">ai.examples.packages.lib2.core.dll</text:span> depending on <text:span text:style-name="Source_20_Text">ai.examples.packages.lib1.dll,</text:span> using a source file generated by the look-up table generator and a look-up table</text:p>
                </text:list-item>
                <text:list-item>
                  <text:p text:style-name="P57"><text:span text:style-name="Source_20_Text">ai.examples.packages.lib1.addon.dll</text:span> without external dependencies.</text:p>
                </text:list-item>
                <text:list-item>
                  <text:p text:style-name="P57">ai.examples.packages.lib1.lutgen - look-up table generator</text:p>
                </text:list-item>
              </text:list>
            </table:table-cell>
          </table:table-row>
          <table:table-row>
            <table:table-cell table:style-name="Table7.A2" office:value-type="string">
              <text:p text:style-name="P27"><text:span text:style-name="Source_20_Text">tool1</text:span></text:p>
            </table:table-cell>
            <table:table-cell table:style-name="Table7.B2" office:value-type="string">
              <text:p text:style-name="P27">A package containing:</text:p>
              <text:list xml:id="list35415403" text:style-name="L7">
                <text:list-item>
                  <text:p text:style-name="P58"><text:span text:style-name="Source_20_Text">aiex-tool1-1.exe</text:span> depending on <text:span text:style-name="Source_20_Text">ai.examples.packages.lib1.dll</text:span></text:p>
                </text:list-item>
                <text:list-item>
                  <text:p text:style-name="P58"><text:span text:style-name="Source_20_Text">aiex-tool1-2.exe</text:span> depending on <text:span text:style-name="Source_20_Text">ai.examples.packages.lib2.core.dll</text:span></text:p>
                </text:list-item>
              </text:list>
            </table:table-cell>
          </table:table-row>
        </table:table>
        <text:p text:style-name="Standard"/>
        <text:h text:style-name="Heading_20_1" text:outline-level="1"><text:bookmark text:name="__RefHeading__1719_309845569"/>Versioning<text:bookmark-end text:name="__RefHeading__1719_309845569"/></text:h>
        <text:h text:style-name="Heading_20_2" text:outline-level="2"><text:bookmark text:name="__RefHeading__1721_309845569"/>Use Cases<text:bookmark-end text:name="__RefHeading__1721_309845569"/></text:h>
        <text:p text:style-name="Standard">Versioning schema and conventions must solve real-life problems, therefore we will define here use-cases that we will keep in mind when developing and explaining our versioning policies.</text:p>
        <text:list xml:id="list35407566" text:style-name="L8">
          <text:list-item>
            <text:p text:style-name="P42">A new library version with a bugfix or optimization is released. A user wants to install it and take advantage of this change without having to recompile/reinstall all libraries and applications that use this library.</text:p>
          </text:list-item>
          <text:list-item>
            <text:p text:style-name="P42">The same as above for an executable, the user does not want to change all the scripts that use this executable.</text:p>
          </text:list-item>
          <text:list-item>
            <text:p text:style-name="P42">A new library version is released, the API is not compatible with the previous version. There is a new application that uses this library and the user wants to install it, but he does not want to break all old libraries and applications that use the old version of the library.</text:p>
          </text:list-item>
          <text:list-item>
            <text:p text:style-name="P42">The same as above for an executable, a new version is released that uses for instance a new configuration file format. The user wants to use the new application, but keep the old one as well.</text:p>
          </text:list-item>
          <text:list-item>
            <text:p text:style-name="P42">A developer wants to add new feature to the library, but does not want to rebuild all existing applications and libraries that use that library.</text:p>
          </text:list-item>
          <text:list-item>
            <text:p text:style-name="P42">The same as above for an executable.</text:p>
          </text:list-item>
        </text:list>
        <text:h text:style-name="Heading_20_2" text:outline-level="2"><text:bookmark text:name="__RefHeading__1723_309845569"/>Versioning Scheme<text:bookmark-end text:name="__RefHeading__1723_309845569"/></text:h>
        <text:p text:style-name="Standard">We will use basically the following versioning scheme:</text:p>
        <text:p text:style-name="Standard"><text:span text:style-name="Source_20_Text">&lt;Major&gt;.&lt;Minor&gt;.&lt;Revision&gt;.&lt;Build&gt;</text:span></text:p>
        <text:p text:style-name="Standard">These number have the following semantics: </text:p>
        <text:p text:style-name="Standard"><text:span text:style-name="Source_20_Text">&lt;Major&gt;.&lt;Minor&gt; </text:span>identify API, feature set or file format. <text:span text:style-name="Source_20_Text">Minor</text:span> is incremented when features are added. <text:span text:style-name="Source_20_Text">Major</text:span> is incremented (with <text:span text:style-name="Source_20_Text">Minor</text:span> reset to 0) when new features break backwards-compatibility. </text:p>
        <text:p text:style-name="Standard"><text:span text:style-name="Source_20_Text">Revision</text:span> identifies any change in sources for a fixed <text:span text:style-name="Source_20_Text">&lt;Major&gt;.&lt;Minor&gt;</text:span> version, e.g. a bugfix, a typofix, etc. It is necessary to distinguish different releases <text:s/>for the same <text:span text:style-name="Source_20_Text">&lt;Major&gt;.&lt;Minor&gt;</text:span> version. It will be assigned manually, starting from 0 for each new <text:span text:style-name="Source_20_Text">&lt;Major&gt;.&lt;Minor&gt;</text:span> version.</text:p>
        <text:p text:style-name="Standard"><text:span text:style-name="Source_20_Text">Build</text:span> identifies a build of a product from sources, to tell apart a product built from the same sources at different time, on another machine, etc. A time can be used for this purpose. </text:p>
        <text:p text:style-name="Standard"><text:span text:style-name="Source_20_Text">&lt;Major&gt;.&lt;Minor&gt;.&lt;Revision&gt;</text:span> are stored in SC permanently for each release, &lt;Build&gt; will be assigned at every build.</text:p>
        <text:p text:style-name="Standard">Depending on the file or application type, there can be some adaptation dictated by tool chains, standard language conventions, etc.</text:p>
        <text:h text:style-name="Heading_20_2" text:outline-level="2"><text:bookmark text:name="__RefHeading__1725_309845569"/>Parallel Installation of Different Versions<text:bookmark-end text:name="__RefHeading__1725_309845569"/></text:h>
        <text:h text:style-name="Heading_20_3" text:outline-level="3">Introduction</text:h>
        <text:p text:style-name="Standard">At the beginning of the development of BDS it was thought that different versions of the same libraries, excecutables and data files will often be used in the same installation. The important use cases that require this are: testing multiple versions of similar algorithms against each other in the same testing environment (e.g. poker bots) and reducing of disk utilization when using huge data file. It was also thought that it would be inconvenient <text:soft-page-break/>to have multiple directories with the different versions of executables and other files, because each directory must be configured separately (setting up paths, etc.) and may occupy a lot of disk space.</text:p>
        <text:p text:style-name="Standard">The practice proved the opposite. It is relatively easy to set up a base directory to run executables from a local path. It can easily be done with a shell script setting the paths and variables and then running the executable passed via the command line. Using such a script quickly becomes a custom.</text:p>
        <text:p text:style-name="Standard">To test different versions of the same algorithms against each other is basically an unsolvable task when done in one process, because there are no universal method to separate the versions in run time. It is much easier and safer to let them run in different processes and connect them via sockets.</text:p>
        <text:p text:style-name="Standard">As for the huge files, it is easier to have a special solution for them (e.g. a special shared folder) and support the full-blown versioning for these files only, as to torture ourselves with support of this for all files.</text:p>
        <text:p text:style-name="Standard">The complexity of the method with versioned names is too high compared with the benefits. It has also some inherent controversies, for example it is difficult to give consistent versions for data files. If they inherit the version of the package, all references to them must be renamed even if they are not changed. If they have own versioning, it is impossible to place them in a directory version-named after the library (which is the preferred way for data files).</text:p>
        <text:p text:style-name="Standard">Therefore the solution, described below was given up. Nevertheless, we decided to keep its description here as a reference. It took a reasonable amount of time to design and implement it, and it is good to have the possibility to learn about this alternative way of implementing versioning.</text:p>
        <text:h text:style-name="Heading_20_3" text:outline-level="3">Possible Solution with Versioned Names</text:h>
        <text:p text:style-name="Standard"><text:span text:style-name="Strong_20_Emphasis">As described in the introduction, this solution is not used now and is kept here as a learning material showing an alternative way of working with versions.</text:span></text:p>
        <text:p text:style-name="Standard">We will use file naming conventions to allow multiple versions of the same software to co-exist. A similar scheme is used in Linux (see [4] and [5]).</text:p>
        <text:p text:style-name="Standard">Versioned files or directories will be named as following:</text:p>
        <text:p text:style-name="Standard"><text:span text:style-name="Source_20_Text">&lt;base-name&gt;.&lt;Major&gt;[.&lt;ext&gt;]</text:span></text:p>
        <text:p text:style-name="Standard">Inclusion of major version number into the file name allows applications or the user to bind to a backward-compatible API or file-format.</text:p>
        <text:p text:style-name="Standard">Logically connected file bundles can use a modification of this rule with a "long extension":</text:p>
        <text:p text:style-name="Standard"><text:span text:style-name="Source_20_Text">ai.lib.utils.1.dll</text:span></text:p>
        <text:p text:style-name="Standard"><text:span text:style-name="Source_20_Text">ai.lib.utils.1.nunit.dll</text:span></text:p>
        <text:p text:style-name="Standard"><text:span text:style-name="Source_20_Text">ai.lib.utils.1.host-test.xml</text:span></text:p>
        <text:p text:style-name="Standard">In addition to it, version-independent links (e.g. hard links to files on Windows XP or symbolic links on Linux) will be created for some files to allow the user or application to bind to a version-independent file name. The user will have a choice between an easy upgrade (with a risk of backward-uncompatibility) and stability. A link will use the following schema:</text:p>
        <text:p text:style-name="Standard"><text:span text:style-name="Source_20_Text">&lt;base-name&gt;.ext --link-to--&gt; &lt;base-name&gt;.&lt;Major&gt;.&lt;ext&gt;</text:span></text:p>
        <text:p text:style-name="Standard">After installation of a new module a tool will update these links.</text:p>
        <text:p text:style-name="Standard">The following table contains examples of applying these conventions to various file type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30">File Type</text:p>
            </table:table-cell>
            <table:table-cell table:style-name="Table13.A1" office:value-type="string">
              <text:p text:style-name="P29">Example</text:p>
            </table:table-cell>
            <table:table-cell table:style-name="Table13.A1" office:value-type="string">
              <text:p text:style-name="P29">Versioned Name</text:p>
            </table:table-cell>
            <table:table-cell table:style-name="Table13.D1" office:value-type="string">
              <text:p text:style-name="P29">Link</text:p>
            </table:table-cell>
          </table:table-row>
          <table:table-row>
            <table:table-cell table:style-name="Table13.A2" office:value-type="string">
              <text:p text:style-name="P28">dll</text:p>
            </table:table-cell>
            <table:table-cell table:style-name="Table13.A2" office:value-type="string">
              <text:p text:style-name="P28"><text:span text:style-name="Source_20_Text"><text:span text:style-name="T3">ai.lib.utils.1.dll</text:span></text:span></text:p>
            </table:table-cell>
            <table:table-cell table:style-name="Table13.A2" office:value-type="string">
              <text:p text:style-name="P28">yes</text:p>
            </table:table-cell>
            <table:table-cell table:style-name="Table13.D2" office:value-type="string">
              <text:p text:style-name="P28">no (dll's are used in applications only, a developer can decide which version to use).</text:p>
            </table:table-cell>
          </table:table-row>
          <table:table-row>
            <table:table-cell table:style-name="Table13.A2" office:value-type="string">
              <text:p text:style-name="P28">executable (exe, bat, py, etc.)</text:p>
            </table:table-cell>
            <table:table-cell table:style-name="Table13.A2" office:value-type="string">
              <text:p text:style-name="P28"><text:span text:style-name="Source_20_Text"><text:span text:style-name="T3">pkrserver.1.exe</text:span></text:span></text:p>
              <text:p text:style-name="P28"><text:span text:style-name="Source_20_Text"><text:span text:style-name="T3">bds-install.1.py</text:span></text:span></text:p>
            </table:table-cell>
            <table:table-cell table:style-name="Table13.A2" office:value-type="string">
              <text:p text:style-name="P28">yes</text:p>
            </table:table-cell>
            <table:table-cell table:style-name="Table13.D2" office:value-type="string">
              <text:p text:style-name="P28">yes (allow the user to write versionless scipts and use the executable from command-line easily)</text:p>
            </table:table-cell>
          </table:table-row>
          <table:table-row>
            <table:table-cell table:style-name="Table13.A2" office:value-type="string">
              <text:p text:style-name="P28">directories</text:p>
            </table:table-cell>
            <table:table-cell table:style-name="Table13.A2" office:value-type="string">
              <text:p text:style-name="P28"><text:span text:style-name="Source_20_Text"><text:span text:style-name="T3">${AI_HOME}/doc/ai.pkr.metabots.1</text:span></text:span></text:p>
            </table:table-cell>
            <table:table-cell table:style-name="Table13.A2" office:value-type="string">
              <text:p text:style-name="P28">yes</text:p>
            </table:table-cell>
            <table:table-cell table:style-name="Table13.D2" office:value-type="string">
              <text:p text:style-name="P28">no (because versioned directories mostly contain documentation and are seldom <text:soft-page-break/>used from scripts and command-line).</text:p>
            </table:table-cell>
          </table:table-row>
          <table:table-row>
            <table:table-cell table:style-name="Table13.A2" office:value-type="string">
              <text:p text:style-name="P28">data files (dat, xsd, xml etc.)</text:p>
            </table:table-cell>
            <table:table-cell table:style-name="Table13.A2" office:value-type="string">
              <text:p text:style-name="P28"><text:span text:style-name="Source_20_Text"><text:span text:style-name="T3">ai.pkr.metagame.DeckDescriptor.1.xsd <text:s/></text:span></text:span></text:p>
              <text:p text:style-name="P28"><text:span text:style-name="Source_20_Text"><text:span text:style-name="T3">ai.pkr.holdem.hs-lut.flop.1.dat</text:span></text:span></text:p>
              <text:p text:style-name="P28"><text:span text:style-name="Source_20_Text"><text:span text:style-name="T3">ai.pkr.stdpoker.deck.1.xml</text:span></text:span></text:p>
            </table:table-cell>
            <table:table-cell table:style-name="Table13.A2" office:value-type="string">
              <text:p text:style-name="P28">yes</text:p>
            </table:table-cell>
            <table:table-cell table:style-name="Table13.D2" office:value-type="string">
              <text:p text:style-name="P32">no (because they are used mostly by applications)</text:p>
            </table:table-cell>
          </table:table-row>
        </table:table>
        <text:p text:style-name="Beschriftung"><text:span text:style-name="T1">Table </text:span><text:span text:style-name="T1"><text:sequence text:ref-name="refTable5" text:name="Table" text:formula="ooow:Table+1" style:num-format="1">6</text:sequence></text:span><text:span text:style-name="T1">. Versioned Names for Various File Types</text:span></text:p>
        <text:h text:style-name="Heading_20_2" text:outline-level="2"><text:bookmark text:name="__RefHeading__1957_1721532783"/>Auto-Generated Version Information<text:bookmark-end text:name="__RefHeading__1957_1721532783"/></text:h>
        <text:p text:style-name="Standard">Our version information includes parameters that are auto-generated by the BDS. In every build, either release or not, the following information will be included in the product files:</text:p>
        <text:list xml:id="list35396289" text:style-name="L9">
          <text:list-item>
            <text:p text:style-name="P43">SC path showing the origin of the sources (to tell apart tags from trunk, etc.). <text:s/></text:p>
          </text:list-item>
          <text:list-item>
            <text:p text:style-name="P44">SC revision number</text:p>
          </text:list-item>
          <text:list-item>
            <text:p text:style-name="P43">A flag indicating if the sources have been modified in a working copy (compared to SC). </text:p>
          </text:list-item>
          <text:list-item>
            <text:p text:style-name="P43">Built number (time-based)</text:p>
            <text:p text:style-name="P43">SC parameters will be written as a single string in the following format:</text:p>
            <text:p text:style-name="P43"><text:span text:style-name="Source_20_Text">&lt;Path&gt;:&lt;Revision&gt;[*]</text:span>, where * indicates a modified working copy.</text:p>
          </text:list-item>
        </text:list>
        <text:h text:style-name="Heading_20_2" text:outline-level="2"><text:bookmark text:name="__RefHeading__1729_309845569"/>Versions of Data Files<text:bookmark-end text:name="__RefHeading__1729_309845569"/></text:h>
        <text:p text:style-name="Standard">Data files, such as LUTs, XML data, that are build by tools should have versions too. This allows to make version check in run-time and find out the origin of these files. We will use the same schema as for executables:</text:p>
        <text:p text:style-name="Standard"><text:span text:style-name="Source_20_Text">&lt;Major&gt;.&lt;Minor&gt;.&lt;Revision&gt;.&lt;Build&gt;</text:span></text:p>
        <text:p text:style-name="Standard">Additionally, the attributes listed in <text:bookmark-ref text:reference-format="chapter" text:ref-name="__RefHeading__1957_1721532783">6.4</text:bookmark-ref> will be added as well.</text:p>
        <text:p text:style-name="Standard">For some data files it may be necessary to have an additional format version. In this case BDS version labels the content of the file and the format version labels the format. An example is a poker strategy. It may get a new version after each update (for instance when it converges). It is essential to have different versions for different contents, for example to compare the play against each other. On the other hand, if the serialization code changes, the format of the file will change as well, although the content remains the same: the game is played exactly the same way although the binary file is different.. </text:p>
        <text:p text:style-name="Standard">There is another group of data files where the format version will usually be redundant. An example is a auto-generated LUT. In this case it does not mater much, what changes, the content or the format, therefore it can be labeled by only one version. </text:p>
        <text:p text:style-name="Standard">For the sake of consistency it is recommended to always use both BDS and format version.</text:p>
        <text:h text:style-name="Heading_20_2" text:outline-level="2">Versions of Sub-Components of a Package</text:h>
        <text:p text:style-name="Standard">It is recommended to start the versioning of data files with the current version of the package. While the package is developing, the versions may become unsynchronized, but this should not be a problem.</text:p>
        <text:h text:style-name="Heading_20_2" text:outline-level="2"><text:bookmark text:name="__RefHeading__1731_309845569"/>API and Tools for Versioning<text:bookmark-end text:name="__RefHeading__1731_309845569"/></text:h>
        <text:p text:style-name="Standard"><text:span text:style-name="Source_20_Text"><text:span text:style-name="T2">ai.bds.utils.BdsVersion </text:span></text:span><text:span text:style-name="T2">class keeps version information. It can extract information from a .NET assembly or used on its own.</text:span></text:p>
        <text:p text:style-name="Standard"><text:span text:style-name="Source_20_Text"><text:span text:style-name="T2">bdsver.exe</text:span></text:span><text:span text:style-name="T2"> shows version information of a file (either data or executable).</text:span></text:p>
        <text:p text:style-name="Standard"><text:span text:style-name="Source_20_Text"><text:span text:style-name="T2">bds-vergen.py </text:span></text:span><text:span text:style-name="T2">generates <text:s/>a source file with version information that can be used to build an executable.</text:span></text:p>
        <text:h text:style-name="Heading_20_2" text:outline-level="2"><text:bookmark text:name="__RefHeading__1733_309845569"/>Releases<text:bookmark-end text:name="__RefHeading__1733_309845569"/></text:h>
        <text:p text:style-name="Text_20_body">This chapter describes the process of making software releases. This includes:</text:p>
        <text:list xml:id="list35400005" text:style-name="L10">
          <text:list-item>
            <text:p text:style-name="P52">Setting version information in the corresponding files</text:p>
          </text:list-item>
          <text:list-item>
            <text:p text:style-name="P52">Making tags in source control.</text:p>
          </text:list-item>
          <text:list-item>
            <text:p text:style-name="P52"><text:soft-page-break/>Building the product</text:p>
          </text:list-item>
          <text:list-item>
            <text:p text:style-name="P52">Deploying the product in the repository</text:p>
          </text:list-item>
        </text:list>
        <text:h text:style-name="Heading_20_2" text:outline-level="2"><text:bookmark text:name="__RefHeading__1735_309845569"/>Use Cases<text:bookmark-end text:name="__RefHeading__1735_309845569"/></text:h>
        <text:p text:style-name="Standard">Let's define the use cases when releases are usually made:</text:p>
        <text:list xml:id="list35407519" text:style-name="L11">
          <text:list-item>
            <text:p text:style-name="P45">Development snapshot</text:p>
          </text:list-item>
          <text:list-item>
            <text:p text:style-name="P45">Planned release with a predefined feature-set</text:p>
          </text:list-item>
          <text:list-item>
            <text:p text:style-name="P45">Bug-fix release</text:p>
          </text:list-item>
        </text:list>
        <text:h text:style-name="Heading_20_2" text:outline-level="2"><text:bookmark text:name="__RefHeading__1737_309845569"/>Development Snapshots<text:bookmark-end text:name="__RefHeading__1737_309845569"/></text:h>
        <text:p text:style-name="Standard">The processes that includes development snapshots are proven to be very viable, therefore we will support it. Actually it is a part of the lifecycle of the other kinds of releases.</text:p>
        <text:p text:style-name="Standard">It is done as following:</text:p>
        <text:list xml:id="list35396628" text:style-name="L12">
          <text:list-item>
            <text:p text:style-name="P46">At the beginning of the lifecycle of the next release, where the major and minor versions are known, the pacakage gets the version <text:span text:style-name="Source_20_Text">&lt;Major&gt;.&lt;Minor&gt;.&lt;LastReleasedRevision + 1&gt;-SNAPSHOT</text:span>, where <text:span text:style-name="Source_20_Text">LastReleasedRevision</text:span> is set to -1 for a new <text:span text:style-name="Source_20_Text">&lt;Major&gt;.&lt;Minor&gt;</text:span> revision, or taken from the SCM for an existing release.</text:p>
          </text:list-item>
          <text:list-item>
            <text:p text:style-name="P46">The builds can be done from the trunk or branches or wherever else, no tags will be created.</text:p>
          </text:list-item>
          <text:list-item>
            <text:p text:style-name="P46">In every build, the auto-generated version information will be added to the product files.</text:p>
          </text:list-item>
        </text:list>
        <text:h text:style-name="Heading_20_2" text:outline-level="2"><text:bookmark text:name="__RefHeading__1739_309845569"/>Planned Releases<text:bookmark-end text:name="__RefHeading__1739_309845569"/></text:h>
        <text:p text:style-name="Standard">This release is done to indicate that the development of a feature-set is completed. The origin of this release is usually the trunk with a current SNAPSHOT version. The release is done when the SNAPHOT is proven to be stable and working.</text:p>
        <text:p text:style-name="Standard">To minimize development effort, we will use the maven release plug-in. The following will be done:</text:p>
        <text:list xml:id="list35404443" text:style-name="L13">
          <text:list-item>
            <text:p text:style-name="P47"><text:span text:style-name="Source_20_Text">SNAPSHOT</text:span> qualifier is removed from version in the POM</text:p>
          </text:list-item>
          <text:list-item>
            <text:p text:style-name="P47">A tag is created with the corresponding <text:span text:style-name="Source_20_Text">&lt;Major&gt;.&lt;Minor&gt;.&lt;Revision&gt; </text:span></text:p>
          </text:list-item>
          <text:list-item>
            <text:p text:style-name="P47">The sources are build, tested and deployed from the tag.</text:p>
          </text:list-item>
          <text:list-item>
            <text:p text:style-name="P47">The switch to the next <text:span text:style-name="Source_20_Text">&lt;Major&gt;.&lt;Minor&gt;.&lt;Revision&gt;-SNAPSHOT</text:span> is done. The new values are set depending on the situation.</text:p>
          </text:list-item>
        </text:list>
        <text:h text:style-name="Heading_20_2" text:outline-level="2"><text:bookmark text:name="__RefHeading__1741_309845569"/>Bugfix Releases<text:bookmark-end text:name="__RefHeading__1741_309845569"/></text:h>
        <text:p text:style-name="Standard">This release is done if there is a bug in a released version:</text:p>
        <text:list xml:id="list35408899" text:style-name="L14">
          <text:list-item>
            <text:p text:style-name="P48">A bugfix branch is created from the tag, if necessary.</text:p>
          </text:list-item>
          <text:list-item>
            <text:p text:style-name="P48"><text:span text:style-name="Source_20_Text">&lt;Revision&gt;</text:span> is set to &lt; <text:span text:style-name="Source_20_Text">LastReleasedRevision + 1&gt;.</text:span></text:p>
          </text:list-item>
          <text:list-item>
            <text:p text:style-name="P48">SNAPSHOT qualifier is added, if not already done.</text:p>
          </text:list-item>
          <text:list-item>
            <text:p text:style-name="P48">After the bugfix the same steps as in planned release are performed.<text:span text:style-name="Source_20_Text"> &lt;Revision&gt; </text:span>can be incremented to prepare the next bugfix release. <text:span text:style-name="Source_20_Text">&lt;Major&gt;.&lt;Minor&gt;</text:span> remains unchanged.</text:p>
          </text:list-item>
        </text:list>
        <text:h text:style-name="Heading_20_1" text:outline-level="1"><text:bookmark text:name="__RefHeading__1743_309845569"/>Open Questions<text:bookmark-end text:name="__RefHeading__1743_309845569"/></text:h>
        <text:list xml:id="list35402696" text:style-name="L15">
          <text:list-item>
            <text:p text:style-name="P49">Is it possible to set in Maven that one host can use snapshots (development) and another (production) not?</text:p>
          </text:list-item>
        </text:list>
        <text:h text:style-name="Heading_20_1" text:outline-level="1"><text:bookmark text:name="__RefHeading__1745_309845569"/>Temporary placeholder for notes<text:bookmark-end text:name="__RefHeading__1745_309845569"/></text:h>
        <text:p text:style-name="Standard">Links:[4] [5]</text:p>
        <text:p text:style-name="Standard">.NET build number and revision number are in range [0..65534] - potential problem with using SVN revision number as version revision number.</text:p>
        <text:p text:style-name="Standard">Libs 3-rd party redist packages have to be renamed according to our rules.</text:p>
        <text:h text:style-name="Heading_20_1" text:outline-level="1"><text:bookmark text:name="__RefHeading__1747_309845569"/>Appendix<text:bookmark-end text:name="__RefHeading__1747_309845569"/></text:h>
        <text:h text:style-name="Heading_20_2" text:outline-level="2"><text:bookmark text:name="__RefHeading__1749_309845569"/>Typographic Conventions<text:bookmark-end text:name="__RefHeading__1749_309845569"/></text:h>
        <text:p text:style-name="Note">This document uses the following typographic conventions<text:alphabetical-index-mark text:string-value="Typographic conventions"/>.</text:p>
        <table:table table:name="Table3" table:style-name="Table3">
          <table:table-column table:style-name="Table3.A"/>
          <table:table-column table:style-name="Table3.B"/>
          <table:table-header-rows>
            <table:table-row table:style-name="Table3.1">
              <table:table-cell table:style-name="Table3.A1" office:value-type="string">
                <text:p text:style-name="P17">Convention</text:p>
              </table:table-cell>
              <table:table-cell table:style-name="Table3.A1" office:value-type="string">
                <text:p text:style-name="P17">Description</text:p>
              </table:table-cell>
            </table:table-row>
          </table:table-header-rows>
          <table:table-row table:style-name="Table3.1">
            <table:table-cell table:style-name="Table3.A2" office:value-type="string">
              <text:p text:style-name="P19"><text:span text:style-name="Source_20_Text">Monospace</text:span></text:p>
            </table:table-cell>
            <table:table-cell table:style-name="Table3.A2" office:value-type="string">
              <text:p text:style-name="P18">Source code snippet.</text:p>
            </table:table-cell>
          </table:table-row>
          <table:table-row table:style-name="Table3.1">
            <table:table-cell table:style-name="Table3.A2" office:value-type="string">
              <text:p text:style-name="P20"/>
            </table:table-cell>
            <table:table-cell table:style-name="Table3.A2" office:value-type="string">
              <text:p text:style-name="P18"/>
            </table:table-cell>
          </table:table-row>
          <table:table-row table:style-name="Table3.1">
            <table:table-cell table:style-name="Table3.A2" office:value-type="string">
              <text:p text:style-name="P21"/>
            </table:table-cell>
            <table:table-cell table:style-name="Table3.A2" office:value-type="string">
              <text:p text:style-name="P18"/>
            </table:table-cell>
          </table:table-row>
          <table:table-row table:style-name="Table3.1">
            <table:table-cell table:style-name="Table3.A2" office:value-type="string">
              <text:p text:style-name="P22"/>
            </table:table-cell>
            <table:table-cell table:style-name="Table3.A2" office:value-type="string">
              <text:p text:style-name="P18"/>
            </table:table-cell>
          </table:table-row>
          <table:table-row table:style-name="Table3.1">
            <table:table-cell table:style-name="Table3.A2" office:value-type="string">
              <text:p text:style-name="P18"/>
            </table:table-cell>
            <table:table-cell table:style-name="Table3.A2" office:value-type="string">
              <text:p text:style-name="P18"/>
            </table:table-cell>
          </table:table-row>
        </table:table>
        <text:p text:style-name="Beschriftung"><text:span text:style-name="T1">Table </text:span><text:span text:style-name="T1"><text:sequence text:ref-name="refTable6" text:name="Table" text:formula="ooow:Table+1" style:num-format="1">7</text:sequence></text:span><text:span text:style-name="T1">. </text:span><text:bookmark-start text:name="_Ref62538557"/><text:span text:style-name="T1">Ty</text:span><text:bookmark-end text:name="_Ref62538557"/><text:span text:style-name="T1">pographic Conventions</text:span></text:p>
        <text:h text:style-name="Heading_20_2" text:outline-level="2"><text:bookmark text:name="__RefHeading__1751_309845569"/>Glossary<text:bookmark-end text:name="__RefHeading__1751_309845569"/></text:h>
        <table:table table:name="Table4" table:style-name="Table4">
          <table:table-column table:style-name="Table4.A"/>
          <table:table-column table:style-name="Table4.B"/>
          <table:table-row table:style-name="Table4.1">
            <table:table-cell table:style-name="Table4.A1" office:value-type="string">
              <text:p text:style-name="P15"><text:span text:style-name="TH_20_Zchn">Term</text:span></text:p>
            </table:table-cell>
            <table:table-cell table:style-name="Table4.A1" office:value-type="string">
              <text:p text:style-name="P15"><text:span text:style-name="TH_20_Zchn">Description</text:span></text:p>
            </table:table-cell>
          </table:table-row>
          <table:table-row table:style-name="Table4.1">
            <table:table-cell table:style-name="Table4.A2" office:value-type="string">
              <text:p text:style-name="P18">SC</text:p>
            </table:table-cell>
            <table:table-cell table:style-name="Table4.A2" office:value-type="string">
              <text:p text:style-name="P23">Source control</text:p>
            </table:table-cell>
          </table:table-row>
          <table:table-row table:style-name="Table4.1">
            <table:table-cell table:style-name="Table4.A2" office:value-type="string">
              <text:p text:style-name="P18">BDS</text:p>
            </table:table-cell>
            <table:table-cell table:style-name="Table4.A2" office:value-type="string">
              <text:p text:style-name="P23">Build and Distribution System</text:p>
            </table:table-cell>
          </table:table-row>
          <table:table-row table:style-name="Table4.1">
            <table:table-cell table:style-name="Table4.A2" office:value-type="string">
              <text:p text:style-name="P24"/>
            </table:table-cell>
            <table:table-cell table:style-name="Table4.A2" office:value-type="string">
              <text:p text:style-name="P23"/>
            </table:table-cell>
          </table:table-row>
          <table:table-row table:style-name="Table4.1">
            <table:table-cell table:style-name="Table4.A2" office:value-type="string">
              <text:p text:style-name="P18"/>
            </table:table-cell>
            <table:table-cell table:style-name="Table4.A2" office:value-type="string">
              <text:p text:style-name="P23"/>
            </table:table-cell>
          </table:table-row>
          <table:table-row table:style-name="Table4.1">
            <table:table-cell table:style-name="Table4.A2" office:value-type="string">
              <text:p text:style-name="P18"/>
            </table:table-cell>
            <table:table-cell table:style-name="Table4.A2" office:value-type="string">
              <text:p text:style-name="P23"/>
            </table:table-cell>
          </table:table-row>
          <table:table-row table:style-name="Table4.1">
            <table:table-cell table:style-name="Table4.A2" office:value-type="string">
              <text:p text:style-name="P18"/>
            </table:table-cell>
            <table:table-cell table:style-name="Table4.A2" office:value-type="string">
              <text:p text:style-name="P23"/>
            </table:table-cell>
          </table:table-row>
          <table:table-row table:style-name="Table4.1">
            <table:table-cell table:style-name="Table4.A2" office:value-type="string">
              <text:p text:style-name="P18"/>
            </table:table-cell>
            <table:table-cell table:style-name="Table4.A2" office:value-type="string">
              <text:p text:style-name="P23"/>
            </table:table-cell>
          </table:table-row>
          <table:table-row table:style-name="Table4.1">
            <table:table-cell table:style-name="Table4.A2" office:value-type="string">
              <text:p text:style-name="P18"/>
            </table:table-cell>
            <table:table-cell table:style-name="Table4.A2" office:value-type="string">
              <text:p text:style-name="P23"/>
            </table:table-cell>
          </table:table-row>
          <table:table-row table:style-name="Table4.1">
            <table:table-cell table:style-name="Table4.A2" office:value-type="string">
              <text:p text:style-name="P18"/>
            </table:table-cell>
            <table:table-cell table:style-name="Table4.A2" office:value-type="string">
              <text:p text:style-name="P23"/>
            </table:table-cell>
          </table:table-row>
          <table:table-row table:style-name="Table4.1">
            <table:table-cell table:style-name="Table4.A11" office:value-type="string">
              <text:p text:style-name="P18"/>
            </table:table-cell>
            <table:table-cell table:style-name="Table4.A11" office:value-type="string">
              <text:p text:style-name="P23"/>
            </table:table-cell>
          </table:table-row>
        </table:table>
        <text:p text:style-name="Beschriftung">Table <text:sequence text:ref-name="refTable7" text:name="Table" text:formula="ooow:Table+1" style:num-format="1">8</text:sequence>.<text:span text:style-name="T1"> Glossary</text:span></text:p>
        <text:h text:style-name="P54" text:outline-level="2"><text:bookmark text:name="__RefHeading__1753_309845569"/>Environment Variables Used by BDS<text:bookmark-end text:name="__RefHeading__1753_309845569"/></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text:span text:style-name="TH_20_Zchn">Variable</text:span></text:p>
            </table:table-cell>
            <table:table-cell table:style-name="Table8.A1" office:value-type="string">
              <text:p text:style-name="P15"><text:span text:style-name="TH_20_Zchn">Description</text:span></text:p>
            </table:table-cell>
            <table:table-cell table:style-name="Table8.A1" office:value-type="string">
              <text:p text:style-name="P15">Example</text:p>
            </table:table-cell>
          </table:table-row>
          <table:table-row table:style-name="Table8.1">
            <table:table-cell table:style-name="Table8.A2" office:value-type="string">
              <text:p text:style-name="P18">AI_HOME</text:p>
            </table:table-cell>
            <table:table-cell table:style-name="Table8.A2" office:value-type="string">
              <text:p text:style-name="P23">The root directory where our directories structure resides.</text:p>
            </table:table-cell>
            <table:table-cell table:style-name="Table8.A2" office:value-type="string">
              <text:p text:style-name="P23">c:\ai</text:p>
            </table:table-cell>
          </table:table-row>
          <table:table-row table:style-name="Table8.1">
            <table:table-cell table:style-name="Table8.A2" office:value-type="string">
              <text:p text:style-name="P18">AI_SVNDB</text:p>
            </table:table-cell>
            <table:table-cell table:style-name="Table8.A2" office:value-type="string">
              <text:p text:style-name="P23">SVN database</text:p>
            </table:table-cell>
            <table:table-cell table:style-name="Table8.A2" office:value-type="string">
              <text:p text:style-name="P23">file:///c:/svn</text:p>
            </table:table-cell>
          </table:table-row>
          <table:table-row table:style-name="Table8.1">
            <table:table-cell table:style-name="Table8.A4" office:value-type="string">
              <text:p text:style-name="P24"/>
            </table:table-cell>
            <table:table-cell table:style-name="Table8.A4" office:value-type="string">
              <text:p text:style-name="P23"/>
            </table:table-cell>
            <table:table-cell table:style-name="Table8.A4" office:value-type="string">
              <text:p text:style-name="P23"/>
            </table:table-cell>
          </table:table-row>
        </table:table>
        <text:h text:style-name="P55" text:outline-level="2"><text:bookmark text:name="__RefHeading__1755_309845569"/>Maven Variables Used by BDS<text:bookmark-end text:name="__RefHeading__1755_309845569"/></text:h>
        <table:table table:name="Table9" table:style-name="Table9">
          <table:table-column table:style-name="Table9.A"/>
          <table:table-column table:style-name="Table9.B"/>
          <table:table-row table:style-name="Table9.1">
            <table:table-cell table:style-name="Table9.A1" office:value-type="string">
              <text:p text:style-name="P15"><text:span text:style-name="TH_20_Zchn">Variable</text:span></text:p>
            </table:table-cell>
            <table:table-cell table:style-name="Table9.A1" office:value-type="string">
              <text:p text:style-name="P15"><text:span text:style-name="TH_20_Zchn">Description</text:span></text:p>
            </table:table-cell>
          </table:table-row>
          <table:table-row table:style-name="Table9.1">
            <table:table-cell table:style-name="Table9.A2" office:value-type="string">
              <text:p text:style-name="P18">ai.build.config</text:p>
            </table:table-cell>
            <table:table-cell table:style-name="Table9.A2" office:value-type="string">
              <text:p text:style-name="P23">Build configuration, e.g. Debug or Release</text:p>
            </table:table-cell>
          </table:table-row>
          <table:table-row table:style-name="Table9.1">
            <table:table-cell table:style-name="Table9.A2" office:value-type="string">
              <text:p text:style-name="P18">ai.ver.major</text:p>
            </table:table-cell>
            <table:table-cell table:style-name="Table9.A2" office:value-type="string">
              <text:p text:style-name="P23">Major version of the package</text:p>
            </table:table-cell>
          </table:table-row>
          <table:table-row table:style-name="Table9.1">
            <table:table-cell table:style-name="Table9.A2" office:value-type="string">
              <text:p text:style-name="P24">ai.ver.minor</text:p>
            </table:table-cell>
            <table:table-cell table:style-name="Table9.A2" office:value-type="string">
              <text:p text:style-name="P23">Minor version of the package</text:p>
            </table:table-cell>
          </table:table-row>
          <table:table-row table:style-name="Table9.1">
            <table:table-cell table:style-name="Table9.A5" office:value-type="string">
              <text:p text:style-name="P24">ai.ver.revision</text:p>
            </table:table-cell>
            <table:table-cell table:style-name="Table9.A5" office:value-type="string">
              <text:p text:style-name="P23">Revision of the package</text:p>
            </table:table-cell>
          </table:table-row>
          <table:table-row table:style-name="Table9.1">
            <table:table-cell table:style-name="Table9.A5" office:value-type="string">
              <text:p text:style-name="P24">ai.ver.qualifier</text:p>
            </table:table-cell>
            <table:table-cell table:style-name="Table9.A5" office:value-type="string">
              <text:p text:style-name="P23">Qualifier of the package (e.g. SNAPSHOT)</text:p>
            </table:table-cell>
          </table:table-row>
          <table:table-row table:style-name="Table9.1">
            <table:table-cell table:style-name="Table9.A5" office:value-type="string">
              <text:p text:style-name="P24">ai.build.target#</text:p>
            </table:table-cell>
            <table:table-cell table:style-name="Table9.A5" office:value-type="string">
              <text:p text:style-name="P23">Can be used to avoid repeating the same file name throughout the pom and assembly files. # is an identifier, e.g. 1.</text:p>
            </table:table-cell>
          </table:table-row>
          <table:table-row table:style-name="Table9.1">
            <table:table-cell table:style-name="Table9.A5" office:value-type="string">
              <text:p text:style-name="P24">ai.nunit.exclude</text:p>
            </table:table-cell>
            <table:table-cell table:style-name="Table9.A5" office:value-type="string">
              <text:p text:style-name="P23">Default nunit test categories to exclude </text:p>
            </table:table-cell>
          </table:table-row>
        </table:table>
        <text:h text:style-name="Heading_20_2" text:outline-level="2"><text:bookmark text:name="__RefHeading__1757_309845569"/>Figures<text:bookmark-end text:name="__RefHeading__1757_309845569"/></text:h>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cm" style:leader-char=" " style:with-tab="false"/>
              <text:index-entry-tab-stop style:type="left" style:position="1cm" style:leader-char=" " style:with-tab="false"/>
              <text:index-entry-tab-stop style:type="left" style:position="15.7cm" style:leader-char=" " style:with-tab="false"/>
            </text:illustration-index-entry-template>
          </text:illustration-index-source>
          <text:index-body>
            <text:p text:style-name="Text_20_body"/>
          </text:index-body>
        </text:illustration-index>
        <text:p text:style-name="P8"/>
        <text:h text:style-name="Heading_20_2" text:outline-level="2"><text:bookmark text:name="__RefHeading__1759_309845569"/>Tables<text:bookmark-end text:name="__RefHeading__1759_309845569"/></text:h>
        <text:illustration-index text:style-name="Sect1"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cm" style:leader-char=" " style:with-tab="false"/>
              <text:index-entry-tab-stop style:type="left" style:position="1cm" style:leader-char=" " style:with-tab="false"/>
              <text:index-entry-tab-stop style:type="left" style:position="15.7cm" style:leader-char=" " style:with-tab="false"/>
            </text:illustration-index-entry-template>
          </text:illustration-index-source>
          <text:index-body>
            <text:p text:style-name="P34">Table 1. NUnit Categories<text:tab/>9</text:p>
            <text:p text:style-name="P34">Table 2. Examples of Maven Groups<text:tab/>13</text:p>
            <text:p text:style-name="P34">Table 3. Standard Directory Layout of a Package<text:tab/>14</text:p>
            <text:p text:style-name="P34">Table 4. Standard Directory Layout of a User Installation<text:tab/>15</text:p>
            <text:p text:style-name="P34">Table 5. Standard Directory Layout of Poker-Related Applications<text:tab/>15</text:p>
            <text:p text:style-name="P34">Table 6. Versioned Names for Various File Types<text:tab/>18</text:p>
            <text:p text:style-name="P34">Table 7. Typographic Conventions<text:tab/>23</text:p>
            <text:p text:style-name="P34">Table 8. Glossary<text:tab/>23</text:p>
          </text:index-body>
        </text:illustration-index>
        <text:h text:style-name="Heading_20_2" text:outline-level="2"><text:bookmark text:name="__RefHeading__1761_309845569"/>Bibliography<text:bookmark-end text:name="__RefHeading__1761_309845569"/></text:h>
        <table:table table:name="Table1" table:style-name="Table1">
          <table:table-column table:style-name="Table1.A"/>
          <table:table-column table:style-name="Table1.B"/>
          <table:table-header-rows>
            <table:table-row table:style-name="Table1.1">
              <table:table-cell table:style-name="Table1.A1" office:value-type="string">
                <text:p text:style-name="P16">#</text:p>
              </table:table-cell>
              <table:table-cell table:style-name="Table1.A1" office:value-type="string">
                <text:p text:style-name="P16">Title</text:p>
              </table:table-cell>
            </table:table-row>
          </table:table-header-rows>
          <table:table-row table:style-name="Table1.2">
            <table:table-cell table:style-name="Table1.A2" office:value-type="string">
              <text:p text:style-name="P18">[1]</text:p>
            </table:table-cell>
            <table:table-cell table:style-name="Table1.A2" office:value-type="string">
              <text:p text:style-name="P18">Design Guidelines for Developing Class Libraries</text:p>
              <text:p text:style-name="P18"><text:a xlink:type="simple" xlink:href="http://msdn.microsoft.com/en-us/library/ms229042.aspx">http://msdn.microsoft.com/en-us/library/ms229042.aspx</text:a></text:p>
            </table:table-cell>
          </table:table-row>
          <table:table-row table:style-name="Table1.2">
            <table:table-cell table:style-name="Table1.A3" office:value-type="string">
              <text:p text:style-name="P18">[2]</text:p>
            </table:table-cell>
            <table:table-cell table:style-name="Table1.A3" office:value-type="string">
              <text:p text:style-name="P18">Brad Abrams, Internal Coding Guidelines</text:p>
              <text:p text:style-name="P18"><text:a xlink:type="simple" xlink:href="http://blogs.msdn.com/b/brada/archive/2005/01/26/361363.aspx">http://blogs.msdn.com/b/brada/archive/2005/01/26/361363.aspx</text:a></text:p>
            </table:table-cell>
          </table:table-row>
          <table:table-row table:style-name="Table1.2">
            <table:table-cell table:style-name="Table1.A3" office:value-type="string">
              <text:p text:style-name="P18">[3]</text:p>
            </table:table-cell>
            <table:table-cell table:style-name="Table1.A3" office:value-type="string">
              <text:p text:style-name="P18">Apache Maven</text:p>
              <text:p text:style-name="P18"><text:a xlink:type="simple" xlink:href="http://maven.apache.org/">http://maven.apache.org</text:a></text:p>
            </table:table-cell>
          </table:table-row>
          <text:soft-page-break/>
          <table:table-row table:style-name="Table1.2">
            <table:table-cell table:style-name="Table1.A3" office:value-type="string">
              <text:p text:style-name="P18">[4]</text:p>
            </table:table-cell>
            <table:table-cell table:style-name="Table1.A3" office:value-type="string">
              <text:p text:style-name="P25">Apache APR version numbering schema:</text:p>
              <text:p text:style-name="P25">http://apr.apache.org/versioning.html</text:p>
            </table:table-cell>
          </table:table-row>
          <table:table-row table:style-name="Table1.2">
            <table:table-cell table:style-name="Table1.A3" office:value-type="string">
              <text:p text:style-name="P18">[5]</text:p>
            </table:table-cell>
            <table:table-cell table:style-name="Table1.A3" office:value-type="string">
              <text:p text:style-name="P26">A blog article about parallel installation of different versions of a software component:</text:p>
              <text:p text:style-name="P26">http://www106.pair.com/rhp/parallel.html</text:p>
            </table:table-cell>
          </table:table-row>
        </table:table>
        <text:p text:style-name="P10"/>
        <text:h text:style-name="Heading_20_2" text:outline-level="2"><text:bookmark text:name="__RefHeading__1763_309845569"/>Todo<text:bookmark-end text:name="__RefHeading__1763_309845569"/></text:h>
        <text:list xml:id="list35405751" text:style-name="L16">
          <text:list-item>
            <text:p text:style-name="P50">How to install ai-install.bat (it is the file that does the installation)?</text:p>
          </text:list-item>
          <text:list-item>
            <text:p text:style-name="P50"/>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17cm" fo:margin-right="0cm" fo:margin-top="0cm" fo:margin-bottom="0.212cm" fo:orphans="2" fo:widows="2" fo:text-indent="0cm" style:auto-text-indent="false" style:writing-mode="lr-tb">
        <style:tab-stops>
          <style:tab-stop style:position="-0.016cm"/>
        </style:tab-stops>
      </style:paragraph-properties>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cm" fo:margin-right="0cm" fo:margin-top="0.035cm" fo:margin-bottom="3.951cm" fo:text-indent="0cm" style:auto-text-indent="false" fo:break-before="page" fo:keep-with-next="always"/>
      <style:text-properties fo:color="#333399" style:font-name="Arial" fo:font-size="20pt" fo:font-weight="bold" style:letter-kerning="true" style:font-size-asian="20pt" style:font-weight-asian="bold" style:font-name-complex="Arial" style:font-size-complex="21pt"/>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properties fo:color="#333399"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style:text-autospace="none"/>
      <style:text-properties fo:font-size="12pt" style:letter-kerning="true" style:font-size-asian="12pt" style:font-size-complex="12pt" style:font-weight-complex="normal"/>
    </style:style>
    <style:style style:name="Heading_20_4" style:display-name="Heading 4" style:family="paragraph" style:parent-style-name="Heading_20_3" style:next-style-name="Standard" style:default-outline-level="" style:list-style-name="" style:class="text">
      <style:paragraph-properties fo:margin-left="1.501cm" fo:margin-right="0cm" fo:text-indent="0cm" style:auto-text-indent="false"/>
      <style:text-properties fo:font-size="10pt" style:font-size-asian="10pt"/>
    </style:style>
    <style:style style:name="Heading_20_5" style:display-name="Heading 5" style:family="paragraph" style:parent-style-name="Heading_20_4" style:next-style-name="Standard" style:class="text">
      <style:text-properties fo:font-style="italic" fo:font-weight="normal" style:letter-kerning="true" style:font-style-asian="italic" style:font-weight-asian="normal"/>
    </style:style>
    <style:style style:name="Heading_20_6" style:display-name="Heading 6" style:family="paragraph" style:parent-style-name="Heading_20_5" style:next-style-name="Standard" style:class="text">
      <style:paragraph-properties fo:margin-left="2.032cm" fo:margin-right="0cm" fo:margin-top="0.423cm" fo:margin-bottom="0.212cm" fo:text-indent="-2.032cm" style:auto-text-indent="false">
        <style:tab-stops>
          <style:tab-stop style:position="-0.531cm"/>
          <style:tab-stop style:position="0cm"/>
          <style:tab-stop style:position="1.778cm"/>
        </style:tab-stops>
      </style:paragraph-properties>
      <style:text-properties style:font-size-complex="11pt" style:font-weight-complex="bold"/>
    </style:style>
    <style:style style:name="Heading_20_7" style:display-name="Heading 7" style:family="paragraph" style:parent-style-name="Standard" style:next-style-name="Standard" style:class="text">
      <style:paragraph-properties fo:margin-left="2.286cm" fo:margin-right="0cm" fo:margin-top="0.423cm" fo:margin-bottom="0.212cm" fo:text-indent="-2.286cm" style:auto-text-indent="false">
        <style:tab-stops>
          <style:tab-stop style:position="-0.785cm"/>
          <style:tab-stop style:position="0cm"/>
        </style:tab-stops>
      </style:paragraph-properties>
    </style:style>
    <style:style style:name="Heading_20_8" style:display-name="Heading 8" style:family="paragraph" style:parent-style-name="Standard" style:next-style-name="Standard" style:class="text">
      <style:paragraph-properties fo:margin-left="2.54cm" fo:margin-right="0cm" fo:margin-top="0.423cm" fo:margin-bottom="0.212cm" fo:text-indent="-2.54cm" style:auto-text-indent="false">
        <style:tab-stops>
          <style:tab-stop style:position="-1.039cm"/>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2.794cm" fo:margin-right="0cm" fo:margin-top="0.423cm" fo:margin-bottom="0.212cm" fo:text-indent="-2.794cm" style:auto-text-indent="false">
        <style:tab-stops>
          <style:tab-stop style:position="-1.293cm"/>
          <style:tab-stop style:position="0cm"/>
        </style:tab-stops>
      </style:paragraph-properties>
      <style:text-properties style:font-name="Arial" fo:font-size="11pt" style:font-size-asian="11pt" style:font-name-complex="Arial" style:font-size-complex="11pt"/>
    </style:style>
    <style:style style:name="TD" style:family="paragraph" style:parent-style-name="Standard">
      <style:paragraph-properties fo:margin-left="0cm" fo:margin-right="0cm" fo:margin-top="0.106cm" fo:margin-bottom="0.106cm" fo:text-indent="0cm" style:auto-text-indent="false" style:text-autospace="none"/>
      <style:text-properties style:font-name="Arial" fo:font-size="9pt" fo:language="en" fo:country="US" style:font-size-asian="9pt" style:font-name-complex="Arial" style:font-size-complex="9pt"/>
    </style:style>
    <style:style style:name="TH" style:family="paragraph" style:parent-style-name="Standard">
      <style:paragraph-properties fo:margin-left="0cm" fo:margin-right="0cm" fo:margin-top="0.106cm" fo:margin-bottom="0.106cm" fo:text-indent="0cm" style:auto-text-indent="false" style:text-autospace="none"/>
      <style:text-properties fo:color="#ffffff" style:font-name="Arial" fo:font-size="9pt" fo:font-weight="bold" style:font-size-asian="9pt" style:font-weight-asian="bold" style:font-name-complex="Arial" style:font-size-complex="9pt" style:font-weight-complex="bold"/>
    </style:style>
    <style:style style:name="DD" style:family="paragraph" style:parent-style-name="Standard">
      <style:paragraph-properties fo:margin-left="2cm" fo:margin-right="0cm" fo:text-indent="0cm" style:auto-text-indent="false"/>
    </style:style>
    <style:style style:name="UList" style:family="paragraph" style:parent-style-name="Standard" style:list-style-name="WW8Num23">
      <style:paragraph-properties fo:margin-left="0cm" fo:margin-right="0cm" fo:margin-top="0.035cm" fo:margin-bottom="0.212cm" fo:text-indent="0cm" style:auto-text-indent="false"/>
    </style:style>
    <style:style style:name="OList" style:family="paragraph" style:parent-style-name="Standard" style:list-style-name="WW8Num21">
      <style:paragraph-properties fo:margin-left="0cm" fo:margin-right="0cm" fo:margin-top="0.071cm" fo:margin-bottom="0.212cm" fo:text-indent="0cm" style:auto-text-indent="false" style:text-autospace="none"/>
      <style:text-properties fo:color="#000000" style:font-size-complex="10pt"/>
    </style:style>
    <style:style style:name="Überschrift_20_1a" style:display-name="Überschrift 1a" style:family="paragraph" style:parent-style-name="Heading_20_1" style:default-outline-level="" style:list-style-name="">
      <style:paragraph-properties fo:margin-left="0cm" fo:margin-right="0cm" fo:margin-top="0.035cm" fo:margin-bottom="0.423cm" fo:text-indent="0cm" style:auto-text-indent="false">
        <style:tab-stops>
          <style:tab-stop style:position="0cm"/>
          <style:tab-stop style:position="1.501cm"/>
        </style:tab-stops>
      </style:paragraph-properties>
      <style:text-properties style:font-weight-complex="bold"/>
    </style:style>
    <style:style style:name="Anmerkung" style:family="paragraph" style:parent-style-name="Standard" style:next-style-name="Standard">
      <style:paragraph-properties fo:margin-left="0.63cm" fo:margin-right="0cm" fo:margin-top="0.176cm" fo:margin-bottom="0.212cm" style:line-height-at-least="0.423cm" fo:text-indent="-0.63cm" style:auto-text-indent="false" style:text-autospace="none" style:punctuation-wrap="simple" style:vertical-align="baseline">
        <style:tab-stops>
          <style:tab-stop style:position="0.64cm"/>
          <style:tab-stop style:position="0.871cm"/>
        </style:tab-stops>
      </style:paragraph-properties>
      <style:text-properties style:font-name="Arial" fo:language="en" fo:country="GB" style:font-size-complex="10pt"/>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Datum" style:family="paragraph" style:parent-style-name="Standard" style:next-style-name="Standard">
      <style:paragraph-properties fo:margin-top="0.035cm" fo:margin-bottom="0.212cm"/>
    </style:style>
    <style:style style:name="Contents_20_1" style:display-name="Contents 1" style:family="paragraph" style:parent-style-name="Standard" style:next-style-name="Standard" style:class="index">
      <style:paragraph-properties fo:margin-left="2cm" fo:margin-right="0cm" fo:margin-top="0.635cm" fo:margin-bottom="0.212cm" fo:text-indent="0cm" style:auto-text-indent="false">
        <style:tab-stops>
          <style:tab-stop style:position="-0.499cm"/>
          <style:tab-stop style:position="1cm"/>
          <style:tab-stop style:position="15.7cm" style:type="right"/>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2.501cm" fo:margin-right="0cm" fo:margin-top="0.212cm" fo:margin-bottom="0.212cm" fo:text-indent="0cm" style:auto-text-indent="false">
        <style:tab-stops>
          <style:tab-stop style:position="-1cm"/>
          <style:tab-stop style:position="1cm"/>
          <style:tab-stop style:position="15.182cm" style:type="right"/>
        </style:tab-stops>
      </style:paragraph-properties>
      <style:text-properties fo:language="zxx" fo:country="none" fo:font-weight="bold" style:language-asian="zxx" style:country-asian="none"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3cm" fo:margin-right="0cm" fo:margin-top="0.035cm" fo:margin-bottom="0.212cm" fo:text-indent="0cm" style:auto-text-indent="false">
        <style:tab-stops>
          <style:tab-stop style:position="-1.499cm"/>
          <style:tab-stop style:position="1cm"/>
          <style:tab-stop style:position="14.683cm" style:type="right"/>
        </style:tab-stops>
      </style:paragraph-properties>
      <style:text-properties fo:language="zxx" fo:country="none" style:language-asian="zxx" style:country-asian="none" style:font-size-complex="14pt"/>
    </style:style>
    <style:style style:name="Contents_20_4" style:display-name="Contents 4" style:family="paragraph" style:parent-style-name="Contents_20_3" style:next-style-name="Standard" style:class="index">
      <style:paragraph-properties fo:margin-left="3.501cm" fo:margin-right="0cm" fo:text-indent="0cm" style:auto-text-indent="false"/>
    </style:style>
    <style:style style:name="Abbildungsverzeichnis" style:family="paragraph" style:parent-style-name="Standard" style:next-style-name="Standard">
      <style:paragraph-properties fo:margin-left="2.212cm" fo:margin-right="0cm" fo:margin-top="0.035cm" fo:margin-bottom="0.212cm" fo:text-indent="-0.711cm" style:auto-text-indent="false">
        <style:tab-stops>
          <style:tab-stop style:position="13.79cm" style:type="right"/>
        </style:tab-stops>
      </style:paragraph-properties>
    </style:style>
    <style:style style:name="Note" style:family="paragraph" style:parent-style-name="Standard">
      <style:paragraph-properties fo:margin-top="0.106cm" fo:margin-bottom="0.212cm"/>
    </style:style>
    <style:style style:name="Beschriftung" style:family="paragraph" style:parent-style-name="Standard" style:next-style-name="Standard">
      <style:paragraph-properties fo:margin-top="0.212cm" fo:margin-bottom="0.423cm"/>
      <style:text-properties fo:color="#002990" style:font-name="Arial" fo:font-weight="bold" style:font-weight-asian="bold" style:font-size-complex="10pt" style:font-weight-complex="bold"/>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Listing" style:family="paragraph" style:parent-style-name="Standard">
      <style:paragraph-properties fo:margin-left="1.651cm" fo:margin-right="0.15cm" fo:margin-top="0.035cm" fo:margin-bottom="0.212cm" fo:text-indent="0cm" style:auto-text-indent="false" fo:background-color="#e6e6e6" fo:padding="0.141cm" fo:border="0.018cm solid #c0c0c0">
        <style:background-image/>
      </style:paragraph-properties>
      <style:text-properties style:font-name="Courier New" fo:font-size="9pt" style:font-size-asian="9pt"/>
    </style:style>
    <style:style style:name="Header" style:family="paragraph" style:parent-style-name="Standard" style:class="extra">
      <style:paragraph-properties fo:margin-top="0.035cm" fo:margin-bottom="0.212cm" fo:text-align="justify" style:justify-single-word="false">
        <style:tab-stops>
          <style:tab-stop style:position="-0.016cm"/>
          <style:tab-stop style:position="6.985cm" style:type="center"/>
          <style:tab-stop style:position="16.237cm" style:type="right"/>
        </style:tab-stops>
      </style:paragraph-properties>
      <style:text-properties fo:font-size="9pt" style:font-size-asian="9pt"/>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Heading" style:display-name="Index Heading" style:family="paragraph" style:parent-style-name="Standard" style:next-style-name="Index_20_1" style:class="index">
      <style:paragraph-properties fo:margin-top="0.423cm" fo:margin-bottom="0.212cm" fo:keep-with-next="always">
        <style:tab-stops>
          <style:tab-stop style:position="-0.016cm"/>
          <style:tab-stop style:position="6.68cm" style:type="right" style:leader-style="dotted" style:leader-text="."/>
        </style:tab-stops>
      </style:paragraph-properties>
      <style:text-properties fo:font-size="14pt" fo:language="zxx" fo:country="none" fo:font-weight="bold" style:font-size-asian="14pt" style:language-asian="zxx" style:country-asian="none" style:font-weight-asian="bold" style:font-weight-complex="bold"/>
    </style:style>
    <style:style style:name="Index_20_2" style:display-name="Index 2" style:family="paragraph" style:parent-style-name="Standard" style:next-style-name="Standard" style:class="index">
      <style:paragraph-properties fo:margin-left="0.706cm" fo:margin-right="0cm" fo:margin-top="0.035cm" fo:margin-bottom="0.212cm" fo:text-indent="-0.353cm" style:auto-text-indent="false"/>
    </style:style>
    <style:style style:name="Footer" style:family="paragraph" style:parent-style-name="Standard" style:class="extra" style:master-page-name="">
      <style:paragraph-properties fo:margin-left="0cm" fo:margin-right="0cm" fo:margin-top="0.212cm" fo:margin-bottom="0.212cm" fo:text-align="justify" style:justify-single-word="false" fo:text-indent="0cm" style:auto-text-indent="false" style:page-number="auto" fo:padding="0cm" fo:border="none" style:shadow="none">
        <style:tab-stops>
          <style:tab-stop style:position="1.501cm"/>
          <style:tab-stop style:position="17.754cm" style:type="right"/>
        </style:tab-stops>
      </style:paragraph-properties>
      <style:text-properties fo:color="#333399" fo:font-size="9pt" style:font-size-asian="9pt"/>
    </style:style>
    <style:style style:name="Aufzählungszeichen" style:family="paragraph" style:parent-style-name="Standard" style:list-style-name="WW8Num10">
      <style:paragraph-properties fo:margin-left="0cm" fo:margin-right="0cm" fo:text-indent="0cm" style:auto-text-indent="false"/>
    </style:style>
    <style:style style:name="DT" style:family="paragraph" style:parent-style-name="Standard">
      <style:text-properties fo:font-weight="bold" style:font-weight-asian="bold" style:font-size-complex="10pt"/>
    </style:style>
    <style:style style:name="tl" style:family="paragraph" style:parent-style-name="Standard">
      <style:paragraph-properties fo:margin-left="0cm" fo:margin-right="0cm" fo:margin-top="0.494cm" fo:margin-bottom="0.494cm" fo:text-indent="0cm" style:auto-text-indent="false"/>
      <style:text-properties style:font-name="Arial Unicode MS" fo:font-size="12pt" fo:language="de" fo:country="DE" style:font-name-asian="Arial Unicode MS" style:font-size-asian="12pt" style:font-name-complex="Arial Unicode MS"/>
    </style:style>
    <style:style style:name="Textkörper-Einzug_20_2" style:display-name="Textkörper-Einzug 2" style:family="paragraph" style:parent-style-name="Standard">
      <style:paragraph-properties fo:margin-left="0.404cm" fo:margin-right="0cm" fo:text-indent="0cm" style:auto-text-indent="false"/>
    </style:style>
    <style:style style:name="Textkörper-Einzug_20_3" style:display-name="Textkörper-Einzug 3" style:family="paragraph" style:parent-style-name="Standard"/>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fo:font-size="12pt" fo:language="de" fo:country="DE" style:font-size-asian="12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fo:font-size="12pt" fo:language="de" fo:country="DE"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Times New Roman"/>
    </style:style>
    <style:style style:name="WW8Num12z0" style:family="text">
      <style:text-properties style:font-name="Symbol"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Times New Roman"/>
    </style:style>
    <style:style style:name="WW8Num13z0" style:family="text">
      <style:text-properties style:font-name="Symbol"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Times New Roman"/>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fo:color="#333399" style:font-name="Symbol"/>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DT_20_Char" style:display-name="DT Char" style:family="text" style:parent-style-name="Absatz-Standardschriftart">
      <style:text-properties fo:language="en" fo:country="US" fo:font-weight="bold" style:font-weight-asian="bold" style:language-complex="ar" style:country-complex="SA"/>
    </style:style>
    <style:style style:name="DD_20_Char" style:display-name="DD Char" style:family="text" style:parent-style-name="Absatz-Standardschriftart">
      <style:text-properties fo:language="en" fo:country="US" style:font-size-complex="12pt" style:language-complex="ar" style:country-complex="SA"/>
    </style:style>
    <style:style style:name="TH_20_Zchn" style:display-name="TH Zchn" style:family="text" style:parent-style-name="Absatz-Standardschriftart">
      <style:text-properties fo:color="#ffffff" style:font-name="Arial" fo:font-size="9pt" fo:language="en" fo:country="US" fo:font-weight="bold" style:font-size-asian="9pt" style:font-weight-asian="bold" style:font-name-complex="Arial" style:font-size-complex="9pt" style:language-complex="ar" style:country-complex="SA" style:font-weight-complex="bold"/>
    </style:style>
    <style:style style:name="Source_20_Text" style:display-name="Source Text"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Rubies" style:family="text">
      <style:text-properties fo:font-size="6pt" style:text-underline-style="none" style:font-size-asian="6pt" style:font-size-complex="6pt" style:text-emphasize="none"/>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501cm"/>
      </text:outline-level-style>
      <text:outline-level-style text:level="2" style:num-format="1" text:display-levels="2">
        <style:list-level-properties text:min-label-width="1.501cm"/>
      </text:outline-level-style>
      <text:outline-level-style text:level="3" style:num-format="1" text:display-levels="3">
        <style:list-level-properties text:min-label-width="1.501cm"/>
      </text:outline-level-style>
      <text:outline-level-style text:level="4" style:num-format="1" text:display-levels="4">
        <style:list-level-properties text:space-before="2.995cm" text:min-label-width="1.524cm"/>
      </text:outline-level-style>
      <text:outline-level-style text:level="5" style:num-format="1" text:display-levels="5">
        <style:list-level-properties text:space-before="2.995cm" text:min-label-width="1.778cm"/>
      </text:outline-level-style>
      <text:outline-level-style text:level="6" style:num-format="1" text:display-levels="6">
        <style:list-level-properties text:space-before="2.995cm" text:min-label-width="2.032cm"/>
      </text:outline-level-style>
      <text:outline-level-style text:level="7" style:num-format="1" text:display-levels="7">
        <style:list-level-properties text:space-before="2.995cm" text:min-label-width="2.286cm"/>
      </text:outline-level-style>
      <text:outline-level-style text:level="8" style:num-format="1" text:display-levels="8">
        <style:list-level-properties text:space-before="2.995cm" text:min-label-width="2.54cm"/>
      </text:outline-level-style>
      <text:outline-level-style text:level="9" style:num-format="1" text:display-levels="9">
        <style:list-level-properties text:space-before="2.995cm"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501cm"/>
      </text:list-level-style-number>
      <text:list-level-style-number text:level="2" style:num-format="1" text:display-levels="2">
        <style:list-level-properties text:min-label-width="1.501cm"/>
      </text:list-level-style-number>
      <text:list-level-style-number text:level="3" style:num-format="1" text:display-levels="3">
        <style:list-level-properties text:min-label-width="1.501cm"/>
      </text:list-level-style-number>
      <text:list-level-style-number text:level="4" style:num-format="1" text:display-levels="4">
        <style:list-level-properties text:space-before="2.995cm" text:min-label-width="1.524cm"/>
      </text:list-level-style-number>
      <text:list-level-style-number text:level="5" style:num-format="1" text:display-levels="5">
        <style:list-level-properties text:space-before="2.995cm" text:min-label-width="1.778cm"/>
      </text:list-level-style-number>
      <text:list-level-style-number text:level="6" style:num-format="1" text:display-levels="6">
        <style:list-level-properties text:space-before="2.995cm" text:min-label-width="2.032cm"/>
      </text:list-level-style-number>
      <text:list-level-style-number text:level="7" style:num-format="1" text:display-levels="7">
        <style:list-level-properties text:space-before="2.995cm" text:min-label-width="2.286cm"/>
      </text:list-level-style-number>
      <text:list-level-style-number text:level="8" style:num-format="1" text:display-levels="8">
        <style:list-level-properties text:space-before="2.995cm" text:min-label-width="2.54cm"/>
      </text:list-level-style-number>
      <text:list-level-style-number text:level="9" style:num-format="1" text:display-levels="9">
        <style:list-level-properties text:space-before="2.995cm" text:min-label-width="2.794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2.152cm" text:min-label-width="0.635cm"/>
      </text:list-level-style-number>
      <text:list-level-style-number text:level="2" style:num-suffix="." style:num-format="a" style:num-letter-sync="true">
        <style:list-level-properties text:space-before="3.422cm" text:min-label-width="0.635cm"/>
      </text:list-level-style-number>
      <text:list-level-style-number text:level="3" style:num-suffix="." style:num-format="i">
        <style:list-level-properties text:min-label-width="5.327cm" text:min-label-distance="0.318cm" fo:text-align="end"/>
      </text:list-level-style-number>
      <text:list-level-style-number text:level="4" style:num-suffix="." style:num-format="1">
        <style:list-level-properties text:space-before="5.962cm" text:min-label-width="0.635cm"/>
      </text:list-level-style-number>
      <text:list-level-style-number text:level="5" style:num-suffix="." style:num-format="a" style:num-letter-sync="true">
        <style:list-level-properties text:space-before="7.232cm" text:min-label-width="0.635cm"/>
      </text:list-level-style-number>
      <text:list-level-style-number text:level="6" style:num-suffix="." style:num-format="i">
        <style:list-level-properties text:min-label-width="9.137cm" text:min-label-distance="0.318cm" fo:text-align="end"/>
      </text:list-level-style-number>
      <text:list-level-style-number text:level="7" style:num-suffix="." style:num-format="1">
        <style:list-level-properties text:space-before="9.772cm" text:min-label-width="0.635cm"/>
      </text:list-level-style-number>
      <text:list-level-style-number text:level="8" style:num-suffix="." style:num-format="a" style:num-letter-sync="true">
        <style:list-level-properties text:space-before="11.042cm" text:min-label-width="0.635cm"/>
      </text:list-level-style-number>
      <text:list-level-style-number text:level="9" style:num-suffix="." style:num-format="i">
        <style:list-level-properties text:min-label-width="12.947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2.152cm" text:min-label-width="0.635cm"/>
      </text:list-level-style-number>
      <text:list-level-style-number text:level="2" style:num-suffix="." style:num-format="a" style:num-letter-sync="true">
        <style:list-level-properties text:space-before="3.422cm" text:min-label-width="0.635cm"/>
      </text:list-level-style-number>
      <text:list-level-style-number text:level="3" style:num-suffix="." style:num-format="i">
        <style:list-level-properties text:min-label-width="5.327cm" text:min-label-distance="0.318cm" fo:text-align="end"/>
      </text:list-level-style-number>
      <text:list-level-style-number text:level="4" style:num-suffix="." style:num-format="1">
        <style:list-level-properties text:space-before="5.962cm" text:min-label-width="0.635cm"/>
      </text:list-level-style-number>
      <text:list-level-style-number text:level="5" style:num-suffix="." style:num-format="a" style:num-letter-sync="true">
        <style:list-level-properties text:space-before="7.232cm" text:min-label-width="0.635cm"/>
      </text:list-level-style-number>
      <text:list-level-style-number text:level="6" style:num-suffix="." style:num-format="i">
        <style:list-level-properties text:min-label-width="9.137cm" text:min-label-distance="0.318cm" fo:text-align="end"/>
      </text:list-level-style-number>
      <text:list-level-style-number text:level="7" style:num-suffix="." style:num-format="1">
        <style:list-level-properties text:space-before="9.772cm" text:min-label-width="0.635cm"/>
      </text:list-level-style-number>
      <text:list-level-style-number text:level="8" style:num-suffix="." style:num-format="a" style:num-letter-sync="true">
        <style:list-level-properties text:space-before="11.042cm" text:min-label-width="0.635cm"/>
      </text:list-level-style-number>
      <text:list-level-style-number text:level="9" style:num-suffix="." style:num-format="i">
        <style:list-level-properties text:min-label-width="12.947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501cm"/>
      </text:list-level-style-number>
      <text:list-level-style-number text:level="2" style:num-format="1" text:display-levels="2">
        <style:list-level-properties text:min-label-width="1.501cm"/>
      </text:list-level-style-number>
      <text:list-level-style-number text:level="3" style:num-format="1" text:display-levels="3">
        <style:list-level-properties text:min-label-width="1.501cm"/>
      </text:list-level-style-number>
      <text:list-level-style-number text:level="4" style:num-format="1" text:display-levels="4">
        <style:list-level-properties text:space-before="2.995cm" text:min-label-width="1.524cm"/>
      </text:list-level-style-number>
      <text:list-level-style-number text:level="5" style:num-format="1" text:display-levels="5">
        <style:list-level-properties text:space-before="2.995cm" text:min-label-width="1.778cm"/>
      </text:list-level-style-number>
      <text:list-level-style-number text:level="6" style:num-format="1" text:display-levels="6">
        <style:list-level-properties text:space-before="2.995cm" text:min-label-width="2.032cm"/>
      </text:list-level-style-number>
      <text:list-level-style-number text:level="7" style:num-format="1" text:display-levels="7">
        <style:list-level-properties text:space-before="2.995cm" text:min-label-width="2.286cm"/>
      </text:list-level-style-number>
      <text:list-level-style-number text:level="8" style:num-format="1" text:display-levels="8">
        <style:list-level-properties text:space-before="2.995cm" text:min-label-width="2.54cm"/>
      </text:list-level-style-number>
      <text:list-level-style-number text:level="9" style:num-format="1" text:display-levels="9">
        <style:list-level-properties text:space-before="2.995cm" text:min-label-width="2.79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2.152cm" text:min-label-width="0.635cm"/>
      </text:list-level-style-number>
      <text:list-level-style-number text:level="2" style:num-suffix="." style:num-format="a" style:num-letter-sync="true">
        <style:list-level-properties text:space-before="3.422cm" text:min-label-width="0.635cm"/>
      </text:list-level-style-number>
      <text:list-level-style-number text:level="3" style:num-suffix="." style:num-format="i">
        <style:list-level-properties text:min-label-width="5.327cm" text:min-label-distance="0.318cm" fo:text-align="end"/>
      </text:list-level-style-number>
      <text:list-level-style-number text:level="4" style:num-suffix="." style:num-format="1">
        <style:list-level-properties text:space-before="5.962cm" text:min-label-width="0.635cm"/>
      </text:list-level-style-number>
      <text:list-level-style-number text:level="5" style:num-suffix="." style:num-format="a" style:num-letter-sync="true">
        <style:list-level-properties text:space-before="7.232cm" text:min-label-width="0.635cm"/>
      </text:list-level-style-number>
      <text:list-level-style-number text:level="6" style:num-suffix="." style:num-format="i">
        <style:list-level-properties text:min-label-width="9.137cm" text:min-label-distance="0.318cm" fo:text-align="end"/>
      </text:list-level-style-number>
      <text:list-level-style-number text:level="7" style:num-suffix="." style:num-format="1">
        <style:list-level-properties text:space-before="9.772cm" text:min-label-width="0.635cm"/>
      </text:list-level-style-number>
      <text:list-level-style-number text:level="8" style:num-suffix="." style:num-format="a" style:num-letter-sync="true">
        <style:list-level-properties text:space-before="11.042cm" text:min-label-width="0.635cm"/>
      </text:list-level-style-number>
      <text:list-level-style-number text:level="9" style:num-suffix="." style:num-format="i">
        <style:list-level-properties text:min-label-width="12.94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2cm" text:min-label-width="0.501cm"/>
      </text:list-level-style-number>
      <text:list-level-style-number text:level="2" style:num-suffix="." style:num-format="a" style:num-letter-sync="true">
        <style:list-level-properties text:space-before="7.041cm" text:min-label-width="0.635cm"/>
      </text:list-level-style-number>
      <text:list-level-style-number text:level="3" style:num-suffix="." style:num-format="i">
        <style:list-level-properties text:min-label-width="8.946cm" text:min-label-distance="0.318cm" fo:text-align="end"/>
      </text:list-level-style-number>
      <text:list-level-style-number text:level="4" style:num-suffix="." style:num-format="1">
        <style:list-level-properties text:space-before="9.581cm" text:min-label-width="0.635cm"/>
      </text:list-level-style-number>
      <text:list-level-style-number text:level="5" style:num-suffix="." style:num-format="a" style:num-letter-sync="true">
        <style:list-level-properties text:space-before="10.851cm" text:min-label-width="0.635cm"/>
      </text:list-level-style-number>
      <text:list-level-style-number text:level="6" style:num-suffix="." style:num-format="i">
        <style:list-level-properties text:min-label-width="12.756cm" text:min-label-distance="0.318cm" fo:text-align="end"/>
      </text:list-level-style-number>
      <text:list-level-style-number text:level="7" style:num-suffix="." style:num-format="1">
        <style:list-level-properties text:space-before="13.391cm" text:min-label-width="0.635cm"/>
      </text:list-level-style-number>
      <text:list-level-style-number text:level="8" style:num-suffix="." style:num-format="a" style:num-letter-sync="true">
        <style:list-level-properties text:space-before="14.661cm" text:min-label-width="0.635cm"/>
      </text:list-level-style-number>
      <text:list-level-style-number text:level="9" style:num-suffix="." style:num-format="i">
        <style:list-level-properties text:min-label-width="16.56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2.152cm" text:min-label-width="0.635cm"/>
        <style:text-properties style:font-name="Symbol"/>
      </text:list-level-style-bullet>
      <text:list-level-style-bullet text:level="2" text:style-name="WW8Num22z1" style:num-suffix="." text:bullet-char="o">
        <style:list-level-properties text:space-before="3.422cm" text:min-label-width="0.635cm"/>
        <style:text-properties style:font-name="Courier New1"/>
      </text:list-level-style-bullet>
      <text:list-level-style-bullet text:level="3" text:style-name="WW8Num22z2" style:num-suffix="." text:bullet-char="">
        <style:list-level-properties text:space-before="4.692cm" text:min-label-width="0.635cm"/>
        <style:text-properties style:font-name="Wingdings"/>
      </text:list-level-style-bullet>
      <text:list-level-style-bullet text:level="4" text:style-name="WW8Num22z0" style:num-suffix="." text:bullet-char="">
        <style:list-level-properties text:space-before="5.962cm" text:min-label-width="0.635cm"/>
        <style:text-properties style:font-name="Symbol"/>
      </text:list-level-style-bullet>
      <text:list-level-style-bullet text:level="5" text:style-name="WW8Num22z1" style:num-suffix="." text:bullet-char="o">
        <style:list-level-properties text:space-before="7.232cm" text:min-label-width="0.635cm"/>
        <style:text-properties style:font-name="Courier New1"/>
      </text:list-level-style-bullet>
      <text:list-level-style-bullet text:level="6" text:style-name="WW8Num22z2" style:num-suffix="." text:bullet-char="">
        <style:list-level-properties text:space-before="8.502cm" text:min-label-width="0.635cm"/>
        <style:text-properties style:font-name="Wingdings"/>
      </text:list-level-style-bullet>
      <text:list-level-style-bullet text:level="7" text:style-name="WW8Num22z0" style:num-suffix="." text:bullet-char="">
        <style:list-level-properties text:space-before="9.772cm" text:min-label-width="0.635cm"/>
        <style:text-properties style:font-name="Symbol"/>
      </text:list-level-style-bullet>
      <text:list-level-style-bullet text:level="8" text:style-name="WW8Num22z1" style:num-suffix="." text:bullet-char="o">
        <style:list-level-properties text:space-before="11.042cm" text:min-label-width="0.635cm"/>
        <style:text-properties style:font-name="Courier New1"/>
      </text:list-level-style-bullet>
      <text:list-level-style-bullet text:level="9" text:style-name="WW8Num22z2" style:num-suffix="." text:bullet-char="">
        <style:list-level-properties text:space-before="12.3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752cm" text:min-label-width="0.635cm"/>
        <style:text-properties style:font-name="Symbol"/>
      </text:list-level-style-bullet>
      <text:list-level-style-bullet text:level="2" text:style-name="WW8Num23z1" style:num-suffix="." text:bullet-char="o">
        <style:list-level-properties text:space-before="3.406cm" text:min-label-width="0.635cm"/>
        <style:text-properties style:font-name="Courier New1"/>
      </text:list-level-style-bullet>
      <text:list-level-style-bullet text:level="3" text:style-name="WW8Num23z2" style:num-suffix="." text:bullet-char="">
        <style:list-level-properties text:space-before="4.676cm" text:min-label-width="0.635cm"/>
        <style:text-properties style:font-name="Wingdings"/>
      </text:list-level-style-bullet>
      <text:list-level-style-bullet text:level="4" text:style-name="WW8Num23z3" style:num-suffix="." text:bullet-char="">
        <style:list-level-properties text:space-before="5.946cm" text:min-label-width="0.635cm"/>
        <style:text-properties style:font-name="Symbol"/>
      </text:list-level-style-bullet>
      <text:list-level-style-bullet text:level="5" text:style-name="WW8Num23z1" style:num-suffix="." text:bullet-char="o">
        <style:list-level-properties text:space-before="7.216cm" text:min-label-width="0.635cm"/>
        <style:text-properties style:font-name="Courier New1"/>
      </text:list-level-style-bullet>
      <text:list-level-style-bullet text:level="6" text:style-name="WW8Num23z2" style:num-suffix="." text:bullet-char="">
        <style:list-level-properties text:space-before="8.486cm" text:min-label-width="0.635cm"/>
        <style:text-properties style:font-name="Wingdings"/>
      </text:list-level-style-bullet>
      <text:list-level-style-bullet text:level="7" text:style-name="WW8Num23z3" style:num-suffix="." text:bullet-char="">
        <style:list-level-properties text:space-before="9.756cm" text:min-label-width="0.635cm"/>
        <style:text-properties style:font-name="Symbol"/>
      </text:list-level-style-bullet>
      <text:list-level-style-bullet text:level="8" text:style-name="WW8Num23z1" style:num-suffix="." text:bullet-char="o">
        <style:list-level-properties text:space-before="11.026cm" text:min-label-width="0.635cm"/>
        <style:text-properties style:font-name="Courier New1"/>
      </text:list-level-style-bullet>
      <text:list-level-style-bullet text:level="9" text:style-name="WW8Num23z2" style:num-suffix="." text:bullet-char="">
        <style:list-level-properties text:space-before="12.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2.152cm" text:min-label-width="0.635cm"/>
      </text:list-level-style-number>
      <text:list-level-style-number text:level="2" style:num-suffix="." style:num-format="a" style:num-letter-sync="true">
        <style:list-level-properties text:space-before="3.422cm" text:min-label-width="0.635cm"/>
      </text:list-level-style-number>
      <text:list-level-style-number text:level="3" style:num-suffix="." style:num-format="i">
        <style:list-level-properties text:min-label-width="5.327cm" text:min-label-distance="0.318cm" fo:text-align="end"/>
      </text:list-level-style-number>
      <text:list-level-style-number text:level="4" style:num-suffix="." style:num-format="1">
        <style:list-level-properties text:space-before="5.962cm" text:min-label-width="0.635cm"/>
      </text:list-level-style-number>
      <text:list-level-style-number text:level="5" style:num-suffix="." style:num-format="a" style:num-letter-sync="true">
        <style:list-level-properties text:space-before="7.232cm" text:min-label-width="0.635cm"/>
      </text:list-level-style-number>
      <text:list-level-style-number text:level="6" style:num-suffix="." style:num-format="i">
        <style:list-level-properties text:min-label-width="9.137cm" text:min-label-distance="0.318cm" fo:text-align="end"/>
      </text:list-level-style-number>
      <text:list-level-style-number text:level="7" style:num-suffix="." style:num-format="1">
        <style:list-level-properties text:space-before="9.772cm" text:min-label-width="0.635cm"/>
      </text:list-level-style-number>
      <text:list-level-style-number text:level="8" style:num-suffix="." style:num-format="a" style:num-letter-sync="true">
        <style:list-level-properties text:space-before="11.042cm" text:min-label-width="0.635cm"/>
      </text:list-level-style-number>
      <text:list-level-style-number text:level="9" style:num-suffix="." style:num-format="i">
        <style:list-level-properties text:min-label-width="12.947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7.754cm" style:type="right"/>
        </style:tab-stops>
      </style:paragraph-properties>
    </style:style>
    <style:page-layout style:name="Mpm1">
      <style:page-layout-properties fo:page-width="21.001cm" fo:page-height="29.7cm" style:num-format="1" style:print-orientation="portrait" fo:margin-top="2cm" fo:margin-bottom="1cm" fo:margin-left="1.801cm" fo:margin-right="1.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1.801cm" fo:margin-right="1.501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umber" text:outline-level="1">9</text:chapter> <text:s text:c="2"/><text:chapter text:display="name" text:outline-level="1">Appendix</text:chapter> <text:tab/><text:page-number style:num-format="1"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evelopment Guidelines</dc:title>
    <meta:initial-creator>Ivan Alles</meta:initial-creator>
    <meta:creation-date>2010-09-20T16:24:13</meta:creation-date>
    <dc:creator>Ivan Alles</dc:creator>
    <dc:date>2012-01-02T15:40:28.79</dc:date>
    <meta:editing-cycles>573</meta:editing-cycles>
    <meta:editing-duration>PT32H09M58S</meta:editing-duration>
    <meta:document-statistic meta:table-count="13" meta:image-count="0" meta:object-count="0" meta:page-count="25" meta:paragraph-count="570" meta:word-count="5689" meta:character-count="37178"/>
    <meta:user-defined meta:name="Info 1"/>
    <meta:user-defined meta:name="Info 2"/>
    <meta:user-defined meta:name="Info 3"/>
    <meta:user-defined meta:name="Info 4"/>
  </office:meta>
</office:document-meta>
</file>